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89d" officeooo:paragraph-rsid="0001289d"/>
    </style:style>
    <style:style style:name="P2" style:family="paragraph" style:parent-style-name="Standard">
      <style:text-properties officeooo:rsid="0001289d" officeooo:paragraph-rsid="0001289d" fo:background-color="#ffff00"/>
    </style:style>
    <style:style style:name="P3" style:family="paragraph" style:parent-style-name="Standard">
      <style:text-properties officeooo:rsid="0001289d" officeooo:paragraph-rsid="000355e8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= </text:p>
      <text:p text:style-name="P1"/>
      <text:p text:style-name="P1">&lt;!doctype html&gt;</text:p>
      <text:p text:style-name="P1">&lt;html&gt;</text:p>
      <text:p text:style-name="P1">&lt;head&gt; </text:p>
      <text:p text:style-name="P1">&lt;meta http-equiv="Content-Type" content="text/html; charset=UTF-8" /&gt;</text:p>
      <text:p text:style-name="P1">&lt;meta name="applicable-device" content="pc"&gt;</text:p>
      <text:p text:style-name="P1">&lt;meta name="sogou_site_verification" content="KBfAdbREGC"/&gt;</text:p>
      <text:p text:style-name="P1">&lt;meta name="360-site-verification" content="41d14344c3c2f214d20e43c58b8263c7" /&gt;</text:p>
      <text:p text:style-name="P1"><text:s/>&lt;meta name="baidu-site-verification" content="JbO6nIIClS" /&gt;</text:p>
      <text:p text:style-name="P1"/>
      <text:p text:style-name="P1"/>
      <text:p text:style-name="P1">&lt;title&gt;账户余额－OKCoin比特币交易平台&lt;/title&gt;</text:p>
      <text:p text:style-name="P1">&lt;meta name="Keywords" content="比特币,莱特币,比特币交易平台,比特币交易网,比特币中国交易平台,比特币行情,比特币价格,比特币中国,比特币官网,币行网"&gt;</text:p>
      <text:p text:style-name="P1">&lt;meta name="Description" content="OKCoin币行网是中国最专业的比特币交易平台,采用ssl,冷存储,gslb,分布式服务器等先进技术,确保比特币交易的安全,快捷,稳定。比特币价格实时更新,充值实时到账为您提供最好的比特币交易体验。打造最专业的比特币中国交易平台。"&gt;</text:p>
      <text:p text:style-name="P1">&lt;meta name="Author" <text:s/>content="okcoin" /&gt;</text:p>
      <text:p text:style-name="P1">&lt;meta name="Copyright" content="OKCoin.cn" /&gt;</text:p>
      <text:p text:style-name="P1">&lt;link rel="icon" href="https://img.bafang.com/v_20170823002/okcoin/favicon.ico" type="image/x-icon" /&gt;</text:p>
      <text:p text:style-name="P1">&lt;link rel="shortcut icon" href="https://img.bafang.com/v_20170823002/okcoin/favicon.ico" type="image/x-icon" /&gt;</text:p>
      <text:p text:style-name="P1"/>
      <text:p text:style-name="P1"><text:tab/>&lt;link rel="apple-touch-icon" href="https://img.bafang.com/v_20170823002/okcoin/image/favicon_okcoinCNY.png"&gt;</text:p>
      <text:p text:style-name="P1"/>
      <text:p text:style-name="P1">&lt;link href="https://img.bafang.com/v_20170823002/okcoin/css/coincommon_v2.css" rel="stylesheet" type="text/css" media="screen, projection"/&gt;</text:p>
      <text:p text:style-name="P1">&lt;link href="https://img.bafang.com/v_20170823002/okcoin/css/chat/chat.css" rel="stylesheet" type="text/css" media="screen, projection"/&gt;</text:p>
      <text:p text:style-name="P1">&lt;link href="https://img.bafang.com/v_20170823002/okcoin/css/jquery/jquery-ui.css" rel="stylesheet" type="text/css" media="screen, projection"/&gt;</text:p>
      <text:p text:style-name="P1"/>
      <text:p text:style-name="P1"><text:tab/>&lt;link href="https://img.bafang.com/v_20170823002/okcoin/css/bodych.css" rel="stylesheet" type="text/css" media="screen, projection"/&gt;</text:p>
      <text:p text:style-name="P1"/>
      <text:p text:style-name="P1">&lt;link href="https://img.bafang.com/v_20170823002/okcoin/css/common.css" rel="stylesheet" type="text/css" media="screen, projection"/&gt;</text:p>
      <text:p text:style-name="P1">&lt;link href="https://img.bafang.com/v_20170823002/okcoin/css/account/index.css?v=1" rel="stylesheet" type="text/css" media="screen, projection"/&gt;</text:p>
      <text:p text:style-name="P1"/>
      <text:p text:style-name="P1"/>
      <text:p text:style-name="P1">&lt;script id="spotAccountRowTemplate" type="text/template"&gt;</text:p>
      <text:p text:style-name="P1"><text:tab/>{{each currencies}}</text:p>
      <text:p text:style-name="P1"><text:tab/>&lt;tr class="spot-row {{$value.online == 0 ? 'offline' : ''}}"&gt;</text:p>
      <text:p text:style-name="P1"><text:tab/><text:tab/>&lt;td&gt;</text:p>
      <text:p text:style-name="P1"><text:s text:c="12"/>{{$value.currency}}{{if $value.online == 0}}(待上架){{/if}}</text:p>
      <text:p text:style-name="P1"><text:s text:c="8"/>&lt;/td&gt;</text:p>
      <text:p text:style-name="P1"><text:tab/><text:tab/>&lt;td&gt;{{$value.available}}&lt;/td&gt;</text:p>
      <text:p text:style-name="P1"><text:soft-page-break/><text:tab/><text:tab/>&lt;td&gt;{{$value.hold}}&lt;/td&gt;</text:p>
      <text:p text:style-name="P1"><text:tab/><text:tab/>&lt;td&gt;</text:p>
      <text:p text:style-name="P1"><text:tab/><text:tab/><text:tab/>{{if $value.rechargeable}}</text:p>
      <text:p text:style-name="P1"><text:tab/><text:tab/><text:tab/><text:tab/>{{if $value.currencyId == 3}}</text:p>
      <text:p text:style-name="P1"><text:tab/><text:tab/><text:tab/><text:tab/><text:tab/>&lt;a class="rechargeLink" href="/account/rechargeCny.do?symbol={{$value.currencyId}}"&gt;充值&lt;/a&gt;</text:p>
      <text:p text:style-name="P1"><text:tab/><text:tab/><text:tab/><text:tab/>{{else}}</text:p>
      <text:p text:style-name="P1"><text:tab/><text:tab/><text:tab/><text:tab/><text:tab/>&lt;a class="rechargeLink" href="/account/rechargeBtc.do?symbol={{$value.currencyId}}"&gt;充值&lt;/a&gt;</text:p>
      <text:p text:style-name="P1"><text:tab/><text:tab/><text:tab/><text:tab/>{{/if}}</text:p>
      <text:p text:style-name="P1"><text:tab/><text:tab/><text:tab/>{{/if}}</text:p>
      <text:p text:style-name="P1"><text:tab/><text:tab/><text:tab/>{{if $value.withdrawable}}</text:p>
      <text:p text:style-name="P1"><text:tab/><text:tab/><text:tab/><text:tab/>{{if $value.currencyId == 3}}</text:p>
      <text:p text:style-name="P1"><text:tab/><text:tab/><text:tab/><text:tab/><text:tab/>&lt;a class="withdrawLink" href="/account/withdrawCny.do?symbol={{$value.currencyId}}"&gt;提现&lt;/a&gt;</text:p>
      <text:p text:style-name="P1"><text:tab/><text:tab/><text:tab/><text:tab/>{{else}}</text:p>
      <text:p text:style-name="P1"><text:tab/><text:tab/><text:tab/><text:tab/><text:tab/>&lt;a class="withdrawLink" href="/account/withdrawBtc.do?symbol={{$value.currencyId}}"&gt;提现&lt;/a&gt;</text:p>
      <text:p text:style-name="P1"><text:tab/><text:tab/><text:tab/><text:tab/>{{/if}}</text:p>
      <text:p text:style-name="P1"><text:tab/><text:tab/><text:tab/>{{/if}}</text:p>
      <text:p text:style-name="P1"><text:tab/><text:tab/>&lt;/td&gt;</text:p>
      <text:p text:style-name="P1"><text:tab/>&lt;/tr&gt;</text:p>
      <text:p text:style-name="P1"><text:tab/>{{/each}}</text:p>
      <text:p text:style-name="P1">&lt;/script&gt;</text:p>
      <text:p text:style-name="P1"/>
      <text:p text:style-name="P1">&lt;script&gt;</text:p>
      <text:p text:style-name="P1"><text:s text:c="4"/>var accountLangInJSP = {</text:p>
      <text:p text:style-name="P1"><text:s text:c="8"/>recharge: '充值',</text:p>
      <text:p text:style-name="P1"><text:s text:c="8"/>withdraw: '提现',</text:p>
      <text:p text:style-name="P1"><text:s text:c="8"/>accountLoadDataError: '数据加载失败，请检查网络后重试'</text:p>
      <text:p text:style-name="P1"><text:s text:c="4"/>};</text:p>
      <text:p text:style-name="P1">&lt;/script&gt;</text:p>
      <text:p text:style-name="P1"/>
      <text:p text:style-name="P1">&lt;/head&gt;</text:p>
      <text:p text:style-name="P1">&lt;body&gt;</text:p>
      <text:p text:style-name="P1"/>
      <text:p text:style-name="P1"/>
      <text:p text:style-name="P1">&lt;link href="https://img.bafang.com/v_20170823002/okcoin/css/common.css" rel="stylesheet" type="text/css"</text:p>
      <text:p text:style-name="P1"><text:s text:c="6"/>media="screen, projection"/&gt;</text:p>
      <text:p text:style-name="P1"/>
      <text:p text:style-name="P1">&lt;script type="text/javascript"&gt;</text:p>
      <text:p text:style-name="P1"><text:s text:c="4"/>var islogin = true;</text:p>
      <text:p text:style-name="P1"><text:s text:c="4"/>var site_flag = 1;</text:p>
      <text:p text:style-name="P1"><text:s text:c="4"/>var if_offline=1;</text:p>
      <text:p text:style-name="P1">&lt;/script&gt;</text:p>
      <text:p text:style-name="P1">&lt;input type="hidden" id="rate_cny" value="6.6679"&gt;</text:p>
      <text:p text:style-name="P1">&lt;input type="hidden" id="current_symbol" value="0"&gt;</text:p>
      <text:p text:style-name="P1"/>
      <text:p text:style-name="P1"/>
      <text:p text:style-name="P1"/>
      <text:p text:style-name="P1"><text:soft-page-break/>&lt;div class="blind" style="top:0px;" <text:s/>id="blind"&gt;</text:p>
      <text:p text:style-name="P1"/>
      <text:p text:style-name="P1">&lt;/div&gt;</text:p>
      <text:p text:style-name="P1"/>
      <text:p text:style-name="P1"/>
      <text:p text:style-name="P1"/>
      <text:p text:style-name="P1">&lt;div class="nav1 clear" id="nav1" style=""&gt;</text:p>
      <text:p text:style-name="P1"><text:s text:c="4"/>&lt;div class="nav1-sub clear" style="width:1180px;"&gt;</text:p>
      <text:p text:style-name="P1"><text:s text:c="8"/></text:p>
      <text:p text:style-name="P1"><text:s text:c="12"/></text:p>
      <text:p text:style-name="P1"><text:s text:c="16"/></text:p>
      <text:p text:style-name="P1"><text:s text:c="12"/></text:p>
      <text:p text:style-name="P1"><text:s text:c="12"/></text:p>
      <text:p text:style-name="P1"><text:s text:c="12"/></text:p>
      <text:p text:style-name="P1"><text:s text:c="12"/></text:p>
      <text:p text:style-name="P1"><text:s text:c="12"/></text:p>
      <text:p text:style-name="P1"><text:s text:c="12"/></text:p>
      <text:p text:style-name="P1"><text:s text:c="16"/></text:p>
      <text:p text:style-name="P1"><text:s text:c="20"/></text:p>
      <text:p text:style-name="P1"><text:s text:c="24"/></text:p>
      <text:p text:style-name="P1"><text:s text:c="24"/></text:p>
      <text:p text:style-name="P1"><text:s text:c="24"/></text:p>
      <text:p text:style-name="P1"><text:s text:c="24"/></text:p>
      <text:p text:style-name="P1"><text:s text:c="24"/></text:p>
      <text:p text:style-name="P1"><text:s text:c="24"/></text:p>
      <text:p text:style-name="P1"><text:s text:c="20"/></text:p>
      <text:p text:style-name="P1"><text:s text:c="16"/></text:p>
      <text:p text:style-name="P1"><text:s text:c="12"/></text:p>
      <text:p text:style-name="P1"><text:s text:c="8"/></text:p>
      <text:p text:style-name="P1"/>
      <text:p text:style-name="P1"/>
      <text:p text:style-name="P1"><text:s text:c="12"/>&lt;ul style="padding-left:0px;"&gt;</text:p>
      <text:p text:style-name="P1"><text:s text:c="16"/>&lt;li class="price gray1"&gt;&lt;span&gt;最新成交价&lt;/span&gt;&lt;/li&gt;</text:p>
      <text:p text:style-name="P1"><text:s text:c="16"/>&lt;li class="price"&gt;&lt;span class="white"&gt;BTC: &lt;/span&gt; &lt;span class="white"&gt;￥&lt;/span&gt;&lt;span id="bannerBtcLast" class="white"&gt;--&lt;/span&gt;&lt;/li&gt;</text:p>
      <text:p text:style-name="P1"><text:s text:c="16"/>&lt;li class="price"&gt;&lt;span class="white"&gt;LTC: &lt;/span&gt; &lt;span class="white"&gt;￥&lt;/span&gt;&lt;span id="bannerLtcLast" class="white"&gt;--&lt;/span&gt;&lt;/li&gt;</text:p>
      <text:p text:style-name="P1"><text:s text:c="16"/>&lt;li class="price"&gt;&lt;span class="white"&gt;ETH: &lt;/span&gt; &lt;span class="white"&gt;￥&lt;/span&gt;&lt;span id="bannerEthLast" class="white"&gt;--&lt;/span&gt;&lt;/li&gt;</text:p>
      <text:p text:style-name="P1"><text:s text:c="16"/></text:p>
      <text:p text:style-name="P1"><text:s text:c="16"/>&lt;li class="price gray1" style="padding-left:10px;"&gt;&lt;span&gt;24小时成交量&lt;/span&gt;&lt;/li&gt;</text:p>
      <text:p text:style-name="P1"><text:s text:c="16"/>&lt;li class="price"&gt;&lt;span class="white"&gt;BTC: &lt;/span&gt; &lt;span class="white"&gt;฿&lt;/span&gt;&lt;span id="bannerBtcVol" class="white"&gt;--&lt;/span&gt;&lt;/li&gt;</text:p>
      <text:p text:style-name="P1"><text:s text:c="16"/>&lt;li class="price"&gt;&lt;span class="white"&gt;LTC: &lt;/span&gt; &lt;span class="white"&gt;Ł&lt;/span&gt;&lt;span id="bannerLtcVol" class="white"&gt;--&lt;/span&gt;&lt;/li&gt;</text:p>
      <text:p text:style-name="P1"><text:s text:c="16"/>&lt;li class="price"&gt;&lt;span class="white"&gt;ETH: &lt;/span&gt; &lt;span class="white"&gt;E&lt;/span&gt;&lt;span id="bannerEthVol" class="white"&gt;--&lt;/span&gt;&lt;/li&gt;</text:p>
      <text:p text:style-name="P1"><text:s text:c="16"/></text:p>
      <text:p text:style-name="P1"><text:soft-page-break/><text:s text:c="12"/>&lt;/ul&gt;</text:p>
      <text:p text:style-name="P1"><text:s text:c="8"/>&lt;div class="nav-quick"&gt;</text:p>
      <text:p text:style-name="P1"><text:s text:c="12"/>&lt;div class="rightArea"&gt;</text:p>
      <text:p text:style-name="P1"><text:s text:c="16"/></text:p>
      <text:p text:style-name="P1"><text:s text:c="20"/></text:p>
      <text:p text:style-name="P1"><text:s text:c="20"/>&lt;span id="accountlink" class="welcome lightWhite inner"&gt;</text:p>
      <text:p text:style-name="P1"><text:s text:c="28"/>&lt;span id="accountlinkBlock" style="display: inline-block;min-width: 70px;"&gt;</text:p>
      <text:p text:style-name="P1"><text:s text:c="32"/>&lt;span style="display:inline-block;"&gt;</text:p>
      <text:p text:style-name="P1"><text:s text:c="36"/>&lt;a class="nickNameTitle" href="/user/security.do" style="max-width:105px;"&gt;135****6957&lt;/a&gt;</text:p>
      <text:p text:style-name="P1"><text:s text:c="36"/></text:p>
      <text:p text:style-name="P1"><text:s text:c="40"/></text:p>
      <text:p text:style-name="P1"><text:s text:c="36"/></text:p>
      <text:p text:style-name="P1"><text:s text:c="32"/>&lt;/span&gt;</text:p>
      <text:p text:style-name="P1"><text:s text:c="32"/>&lt;a class="logout" href="/user/logout.do" style="margin-left:16px;"&gt;退出&lt;/a&gt;</text:p>
      <text:p text:style-name="P1"><text:s text:c="28"/>&lt;/span&gt;</text:p>
      <text:p text:style-name="P1"><text:s text:c="20"/>&lt;/span&gt;</text:p>
      <text:p text:style-name="P1"><text:s text:c="20"/>&lt;span class="moreInfo white" id=""&gt;</text:p>
      <text:p text:style-name="P1"><text:s text:c="24"/>更多</text:p>
      <text:p text:style-name="P1"><text:s text:c="24"/>&lt;div class="moreInfoContent"&gt;</text:p>
      <text:p text:style-name="P1"><text:s text:c="28"/>&lt;ul&gt;</text:p>
      <text:p text:style-name="P1"><text:s text:c="32"/></text:p>
      <text:p text:style-name="P1"><text:s text:c="36"/>&lt;li <text:s/>style=""&gt;</text:p>
      <text:p text:style-name="P1"><text:s text:c="40"/>&lt;a href="/fundManagement.html"&gt;新手指导&lt;/a&gt;</text:p>
      <text:p text:style-name="P1"><text:s text:c="36"/>&lt;/li&gt;</text:p>
      <text:p text:style-name="P1"><text:s text:c="32"/></text:p>
      <text:p text:style-name="P1"><text:s text:c="32"/>&lt;li&gt;</text:p>
      <text:p text:style-name="P1"><text:s text:c="36"/>&lt;a href="/security.html"&gt;资金安全&lt;/a&gt;</text:p>
      <text:p text:style-name="P1"><text:s text:c="32"/>&lt;/li&gt;</text:p>
      <text:p text:style-name="P1"><text:s text:c="32"/></text:p>
      <text:p text:style-name="P1"><text:s text:c="32"/>&lt;li&gt;</text:p>
      <text:p text:style-name="P1"><text:s text:c="36"/>&lt;a href="/about/question.do"&gt;常见问题&lt;/a&gt;</text:p>
      <text:p text:style-name="P1"><text:s text:c="32"/>&lt;/li&gt;</text:p>
      <text:p text:style-name="P1"><text:s text:c="32"/></text:p>
      <text:p text:style-name="P1"><text:s text:c="32"/>&lt;li&gt;</text:p>
      <text:p text:style-name="P1"><text:s text:c="36"/>&lt;a href="/fees.html"&gt;费率标准&lt;/a&gt;</text:p>
      <text:p text:style-name="P1"><text:s text:c="32"/>&lt;/li&gt;</text:p>
      <text:p text:style-name="P1"><text:s text:c="32"/>&lt;li&gt;</text:p>
      <text:p text:style-name="P1"><text:s text:c="36"/>&lt;a href="/rest_getStarted.html"&gt;API&lt;/a&gt;</text:p>
      <text:p text:style-name="P1"><text:s text:c="32"/>&lt;/li&gt;</text:p>
      <text:p text:style-name="P1"><text:s text:c="32"/></text:p>
      <text:p text:style-name="P1"><text:s text:c="36"/>&lt;li&gt;</text:p>
      <text:p text:style-name="P1"><text:s text:c="40"/>&lt;a href="/reservesTestify.html"&gt;百分百准备金&lt;/a&gt;</text:p>
      <text:p text:style-name="P1"><text:s text:c="36"/>&lt;/li&gt;</text:p>
      <text:p text:style-name="P1"><text:s text:c="32"/></text:p>
      <text:p text:style-name="P1"><text:s text:c="28"/>&lt;/ul&gt;</text:p>
      <text:p text:style-name="P1"><text:soft-page-break/><text:s text:c="24"/>&lt;/div&gt;</text:p>
      <text:p text:style-name="P1"><text:s text:c="20"/>&lt;/span&gt;</text:p>
      <text:p text:style-name="P1"><text:s text:c="16"/></text:p>
      <text:p text:style-name="P1"><text:s text:c="20"/>&lt;div id="accountpop" class="accountpop inner"&gt;</text:p>
      <text:p text:style-name="P1"><text:s text:c="24"/>&lt;div class="mycoinmenu" onmouseover="changeAccountlinkCssStyle()" onmouseout="removeAccountlinkCssStyle()"&gt;</text:p>
      <text:p text:style-name="P1"><text:s text:c="28"/>&lt;div style="border-bottom:1px solid #e6e6e6;width:152px;margin:0px 10px;height:30px;"&gt;</text:p>
      <text:p text:style-name="P1"><text:s text:c="32"/>&lt;span class="welcomeNew lightWhite" style="padding:0px;"&gt;</text:p>
      <text:p text:style-name="P1"><text:s text:c="36"/>&lt;span&gt;</text:p>
      <text:p text:style-name="P1"><text:s text:c="40"/>&lt;span style="display:inline-block;width:150px;"&gt;</text:p>
      <text:p text:style-name="P1"><text:s text:c="44"/>&lt;a class="nickNameTitle inner" <text:s/>href="/user/security.do" style="color:#333333;max-width:105px;"&gt;135****6957&lt;/a&gt;</text:p>
      <text:p text:style-name="P1"><text:s text:c="44"/></text:p>
      <text:p text:style-name="P1"><text:s text:c="48"/></text:p>
      <text:p text:style-name="P1"><text:s text:c="44"/></text:p>
      <text:p text:style-name="P1"><text:s text:c="40"/>&lt;/span&gt;</text:p>
      <text:p text:style-name="P1"><text:s text:c="36"/>&lt;/span&gt;</text:p>
      <text:p text:style-name="P1"><text:s text:c="32"/>&lt;/span&gt;</text:p>
      <text:p text:style-name="P1"><text:s text:c="28"/>&lt;/div&gt;</text:p>
      <text:p text:style-name="P1"><text:s text:c="28"/>&lt;div class="clear"&gt;</text:p>
      <text:p text:style-name="P1"><text:s text:c="32"/>&lt;ul&gt;</text:p>
      <text:p text:style-name="P1"><text:s text:c="36"/>&lt;li class="" style="height:35px;line-height:35px;"&gt;&lt;a href="/trade/tradeContent.do" class="bannerTradeContent" style="padding-left:25px;font-size:14px;"&gt;交易中心&lt;/a&gt;&lt;/li&gt;</text:p>
      <text:p text:style-name="P1"><text:s text:c="32"/>&lt;/ul&gt;</text:p>
      <text:p text:style-name="P1"><text:s text:c="28"/>&lt;/div&gt;</text:p>
      <text:p text:style-name="P1"><text:s text:c="28"/>&lt;div style="border-top:1px solid #e6e6e6;width:152px;margin:0px 10px;"&gt;&lt;/div&gt;</text:p>
      <text:p text:style-name="P1"><text:s text:c="28"/>&lt;div class="clear" style="padding-top:5px;"&gt;</text:p>
      <text:p text:style-name="P1"><text:s text:c="32"/>&lt;div style="height:30px;line-height:30px;padding-left:19px;color:#565c66;"&gt;&lt;span class="fwq basicSetting"&gt;基本设置&lt;/span&gt;&lt;/div&gt;</text:p>
      <text:p text:style-name="P1"><text:s text:c="32"/>&lt;ul&gt;</text:p>
      <text:p text:style-name="P1"><text:s text:c="36"/>&lt;li class=""&gt;&lt;a href="/user/security.do" class="bannerSecurity"&gt;安全中心&lt;/a&gt;&lt;/li&gt;</text:p>
      <text:p text:style-name="P1"><text:s text:c="36"/></text:p>
      <text:p text:style-name="P1"><text:s text:c="40"/></text:p>
      <text:p text:style-name="P1"><text:s text:c="40"/>&lt;li class=""&gt;&lt;a href="/user/userinfo.do" class="bannerAccount"&gt;身份认证&lt;/a&gt;&lt;/li&gt;</text:p>
      <text:p text:style-name="P1"><text:s text:c="40"/></text:p>
      <text:p text:style-name="P1"><text:s text:c="36"/></text:p>
      <text:p text:style-name="P1"><text:s text:c="36"/>&lt;li class=""&gt;&lt;a href="/user/userConfigures.do" class="notificationset"&gt;通知设置&lt;/a&gt;&lt;/li&gt;</text:p>
      <text:p text:style-name="P1"><text:s text:c="36"/>&lt;li class=""&gt;&lt;a href="/user/api.do" class="bannerApi"&gt;我的 API&lt;/a&gt;&lt;/li&gt;</text:p>
      <text:p text:style-name="P1"><text:s text:c="36"/></text:p>
      <text:p text:style-name="P1"><text:s text:c="40"/>&lt;li class=""&gt;&lt;a href="/user/subAccountList.do" class="subuserAccount"&gt;账户管理&lt;/a&gt;&lt;/li&gt;</text:p>
      <text:p text:style-name="P1"><text:s text:c="36"/></text:p>
      <text:p text:style-name="P1"><text:soft-page-break/><text:s text:c="32"/>&lt;/ul&gt;</text:p>
      <text:p text:style-name="P1"><text:s text:c="28"/>&lt;/div&gt;</text:p>
      <text:p text:style-name="P1"><text:s text:c="28"/>&lt;div style="border-top:1px solid #e6e6e6;width:152px;margin:0px 10px;"&gt;&lt;/div&gt;</text:p>
      <text:p text:style-name="P1"><text:s text:c="28"/>&lt;div class="clear" style="padding-top:5px;color:#565c66;"&gt;</text:p>
      <text:p text:style-name="P1"><text:s text:c="32"/>&lt;div style="height:30px;line-height:30px;padding-left:19px;"&gt;&lt;span class="fwq questionAnswer1"&gt;支持&lt;/span&gt;&lt;/div&gt;</text:p>
      <text:p text:style-name="P1"><text:s text:c="32"/>&lt;ul class=""&gt;</text:p>
      <text:p text:style-name="P1"><text:s text:c="36"/>&lt;li&gt;&lt;a href="/question/question.do" class="bannerQuestion"&gt;发起提问&lt;/a&gt;&lt;/li&gt;</text:p>
      <text:p text:style-name="P1"><text:s text:c="36"/>&lt;li&gt;&lt;a href="/question/questionColumn.do" class="bannerQuestionList"&gt;问题列表&lt;/a&gt;&lt;/li&gt;</text:p>
      <text:p text:style-name="P1"><text:s text:c="36"/></text:p>
      <text:p text:style-name="P1"><text:s text:c="40"/>&lt;li&gt;&lt;a href="/about/question.do" class="bannerFaq"&gt;FAQ&lt;/a&gt;&lt;/li&gt;</text:p>
      <text:p text:style-name="P1"><text:s text:c="40"/>&lt;li&gt;&lt;a href="/shequindex.html" class="bannerForum"&gt;论坛&lt;/a&gt;&lt;/li&gt;</text:p>
      <text:p text:style-name="P1"><text:s text:c="36"/></text:p>
      <text:p text:style-name="P1"><text:s text:c="36"/></text:p>
      <text:p text:style-name="P1"><text:s text:c="32"/>&lt;/ul&gt;</text:p>
      <text:p text:style-name="P1"><text:s text:c="28"/>&lt;/div&gt;</text:p>
      <text:p text:style-name="P1"><text:s text:c="28"/>&lt;div style="border-top:1px solid #e6e6e6;width:152px;margin:0px 10px;"&gt;&lt;/div&gt;</text:p>
      <text:p text:style-name="P1"><text:s text:c="28"/>&lt;div class="clear"&gt;</text:p>
      <text:p text:style-name="P1"><text:s text:c="32"/>&lt;ul&gt;</text:p>
      <text:p text:style-name="P1"><text:s text:c="36"/>&lt;li style="height:35px;line-height:35px;"&gt;&lt;a class="loginOut" href="/user/logout.do" style="padding-left:25px;font-size:14px;height:35px;line-height:35px;"&gt;退出账号&lt;/a&gt;&lt;/li&gt;</text:p>
      <text:p text:style-name="P1"><text:s text:c="32"/>&lt;/ul&gt;</text:p>
      <text:p text:style-name="P1"><text:s text:c="28"/>&lt;/div&gt;</text:p>
      <text:p text:style-name="P1"><text:s text:c="24"/>&lt;/div&gt;</text:p>
      <text:p text:style-name="P1"><text:s text:c="20"/>&lt;/div&gt;</text:p>
      <text:p text:style-name="P1"><text:s text:c="16"/></text:p>
      <text:p text:style-name="P1"><text:s text:c="12"/>&lt;/div&gt;</text:p>
      <text:p text:style-name="P1"><text:s text:c="8"/>&lt;/div&gt;</text:p>
      <text:p text:style-name="P1"><text:s text:c="4"/>&lt;/div&gt;</text:p>
      <text:p text:style-name="P1">&lt;/div&gt;</text:p>
      <text:p text:style-name="P1"/>
      <text:p text:style-name="P1"/>
      <text:p text:style-name="P1"/>
      <text:p text:style-name="P1">&lt;div class="nav_bg2 banner_ch clear" id="nav_bg2"&gt;</text:p>
      <text:p text:style-name="P1"><text:tab/>&lt;div class="head clear" style="position:relative;width:1180px;"&gt;</text:p>
      <text:p text:style-name="P1"><text:s text:c="8"/></text:p>
      <text:p text:style-name="P1"><text:tab/><text:tab/>&lt;div class="loaded-logo1"&gt;</text:p>
      <text:p text:style-name="P1"><text:s text:c="12"/></text:p>
      <text:p text:style-name="P1"><text:s text:c="16"/></text:p>
      <text:p text:style-name="P1"><text:s text:c="20"/>&lt;a href="/"&gt; &lt;img alt="比特币OKCoin" src="https://img.bafang.com/v_20170823002/okcoin/image/new_v1/logoNew.png" width="231" height="59" /&gt;&lt;/a&gt;</text:p>
      <text:p text:style-name="P1"><text:s text:c="16"/></text:p>
      <text:p text:style-name="P1"><text:s text:c="12"/></text:p>
      <text:p text:style-name="P1"><text:tab/><text:tab/>&lt;/div&gt;</text:p>
      <text:p text:style-name="P1"><text:tab/><text:tab/></text:p>
      <text:p text:style-name="P1"><text:soft-page-break/><text:s text:c="8"/></text:p>
      <text:p text:style-name="P1"><text:s text:c="8"/>&lt;div <text:s/>style="position:absolute;top:42px;left:240px;"&gt;</text:p>
      <text:p text:style-name="P1"><text:s text:c="12"/>&lt;div style="float:left;position:relative;line-height:20px;"&gt;</text:p>
      <text:p text:style-name="P1"><text:s text:c="16"/>&lt;span class="siteTypeSelect"&gt;</text:p>
      <text:p text:style-name="P1"><text:s text:c="20"/></text:p>
      <text:p text:style-name="P1"><text:s text:c="24"/>人民币</text:p>
      <text:p text:style-name="P1"><text:s text:c="20"/></text:p>
      <text:p text:style-name="P1"><text:s text:c="16"/>&lt;/span&gt;</text:p>
      <text:p text:style-name="P1"><text:s text:c="16"/></text:p>
      <text:p text:style-name="P1"><text:s text:c="20"/></text:p>
      <text:p text:style-name="P1"><text:s text:c="20"/></text:p>
      <text:p text:style-name="P1"><text:s text:c="20"/></text:p>
      <text:p text:style-name="P1"><text:s text:c="16"/></text:p>
      <text:p text:style-name="P1"><text:s text:c="12"/>&lt;/div&gt;</text:p>
      <text:p text:style-name="P1"><text:s text:c="8"/>&lt;/div&gt;</text:p>
      <text:p text:style-name="P1"/>
      <text:p text:style-name="P1"><text:s text:c="8"/></text:p>
      <text:p text:style-name="P1"><text:tab/><text:tab/>&lt;div class="accountinfo1" style="margin-top:15px"&gt;</text:p>
      <text:p text:style-name="P1"><text:s text:c="12"/></text:p>
      <text:p text:style-name="P1"><text:s text:c="12"/>&lt;div class="nav2-up1" <text:s/>style=""&gt;</text:p>
      <text:p text:style-name="P1"><text:s text:c="16"/></text:p>
      <text:p text:style-name="P1"><text:s text:c="16"/></text:p>
      <text:p text:style-name="P1"><text:s text:c="20"/>&lt;div id="bannerAssets" style="height:30px;float:right;display:none;"&gt;</text:p>
      <text:p text:style-name="P1"><text:s text:c="24"/>&lt;ul&gt;</text:p>
      <text:p text:style-name="P1"><text:s text:c="28"/></text:p>
      <text:p text:style-name="P1"><text:s text:c="28"/></text:p>
      <text:p text:style-name="P1"><text:s text:c="28"/></text:p>
      <text:p text:style-name="P1"><text:s text:c="32"/></text:p>
      <text:p text:style-name="P1"><text:s text:c="32"/></text:p>
      <text:p text:style-name="P1"><text:s text:c="28"/></text:p>
      <text:p text:style-name="P1"><text:s text:c="28"/></text:p>
      <text:p text:style-name="P1"><text:s text:c="28"/>&lt;li &gt;&lt;span class="gray2 fontsize-12 dataTitle"&gt;可用&lt;/span&gt;&lt;/li&gt;</text:p>
      <text:p text:style-name="P1"><text:s text:c="28"/>&lt;li class="text" style=""&gt;</text:p>
      <text:p text:style-name="P1"><text:s text:c="32"/>&lt;span class="gray2" style="margin-right:-4px;"&gt;¥&lt;/span&gt;</text:p>
      <text:p text:style-name="P1"><text:s text:c="15"/><text:span text:style-name="T2"><text:s text:c="17"/>&lt;span class="money gray2" id="availableCny"&gt;--&lt;/span&gt;</text:span></text:p>
      <text:p text:style-name="P2"><text:s text:c="28"/>&lt;/li&gt;</text:p>
      <text:p text:style-name="P2"><text:s text:c="28"/>&lt;li class="text" style=""&gt;&lt;span class="gray2"&gt;BTC&lt;/span&gt;&lt;span class="money gray2" id="available.btc"&gt;0.9462&lt;/span&gt;&lt;/li&gt;</text:p>
      <text:p text:style-name="P2"/>
      <text:p text:style-name="P3"><text:tab/>&lt;input type="hidden" id="bannerUserCnyBalance" value="293.59752"&gt;</text:p>
      <text:p text:style-name="P1"><text:s text:c="28"/>&lt;li class="text" style="display:none;"&gt;&lt;span class="gray2"&gt;LTC&lt;/span&gt;&lt;span class="money gray2" id="available.ltc"&gt;0.0000&lt;/span&gt;&lt;/li&gt;</text:p>
      <text:p text:style-name="P1"><text:s text:c="28"/>&lt;li class="text" style="display:none;"&gt;&lt;span class="gray2"&gt;ETH&lt;/span&gt;&lt;span class="money gray2" id="available.eth"&gt;0.0002&lt;/span&gt;&lt;/li&gt;</text:p>
      <text:p text:style-name="P1"><text:s text:c="28"/>&lt;li class="text" style="display:none;"&gt;&lt;span class="gray2"&gt;&lt;/span&gt;&lt;span class="money gray2" id="availableEtc"&gt;--&lt;/span&gt;&lt;/li&gt;</text:p>
      <text:p text:style-name="P1"/>
      <text:p text:style-name="P1"><text:soft-page-break/><text:s text:c="28"/></text:p>
      <text:p text:style-name="P1"><text:s text:c="28"/>&lt;li class="frozen" style=""&gt;&lt;span class="gray2 fontsize-12 dataTitle"&gt;冻结&lt;/span&gt;&lt;/li&gt;</text:p>
      <text:p text:style-name="P1"><text:s text:c="28"/>&lt;li class="text" style=""&gt;</text:p>
      <text:p text:style-name="P1"><text:s text:c="32"/>&lt;span class="gray2" style="margin-right:-4px;"&gt;¥&lt;/span&gt;</text:p>
      <text:p text:style-name="P1"><text:s text:c="32"/>&lt;span class="money gray2" id="frozenCny"&gt;--&lt;/span&gt;</text:p>
      <text:p text:style-name="P1"><text:s text:c="28"/>&lt;/li&gt;</text:p>
      <text:p text:style-name="P1"><text:s text:c="28"/>&lt;li class="text" style=""&gt;&lt;span class="gray2"&gt;BTC&lt;/span&gt;&lt;span class="money gray2" id="frozen.btc"&gt;0.0000&lt;/span&gt;&lt;/li&gt;</text:p>
      <text:p text:style-name="P1"><text:s text:c="28"/>&lt;li class="text" style="display:none;"&gt;&lt;span class="gray2"&gt;LTC&lt;/span&gt;&lt;span class="money gray2" id="frozen.ltc"&gt;0.0000&lt;/span&gt;&lt;/li&gt;</text:p>
      <text:p text:style-name="P1"><text:s text:c="28"/>&lt;li class="text" style="display:none;"&gt;&lt;span class="gray2"&gt;ETH&lt;/span&gt;&lt;span class="money gray2" id="frozen.eth"&gt;0.0000&lt;/span&gt;&lt;/li&gt;</text:p>
      <text:p text:style-name="P1"><text:s text:c="28"/>&lt;li class="text" style="display:none;"&gt;&lt;span class="gray2"&gt;&lt;/span&gt;&lt;span class="money gray2" id="frozenEtc"&gt;--&lt;/span&gt;&lt;/li&gt;</text:p>
      <text:p text:style-name="P1"><text:s text:c="28"/>&lt;!--我的账户--&gt;</text:p>
      <text:p text:style-name="P1"><text:s text:c="28"/>&lt;li &gt;&lt;a href="/spot/accountBalance.do"&gt;&lt;span class="gray2 fontsize-12 dataTitle"&gt;我的账户&lt;/span&gt;&lt;/a&gt;&lt;/li&gt;</text:p>
      <text:p text:style-name="P1"><text:s text:c="28"/>&lt;!--充值--&gt;</text:p>
      <text:p text:style-name="P1"><text:s text:c="28"/>&lt;li &gt;</text:p>
      <text:p text:style-name="P1"><text:s text:c="32"/></text:p>
      <text:p text:style-name="P1"><text:s text:c="32"/>&lt;a class="recharge" href="/account/rechargeCny.do"&gt;</text:p>
      <text:p text:style-name="P1"><text:s text:c="36"/>&lt;span class="gray2 fontsize-12 dataTitle"&gt;充值&lt;/span&gt;&lt;/a&gt;</text:p>
      <text:p text:style-name="P1"><text:s text:c="32"/></text:p>
      <text:p text:style-name="P1"><text:s text:c="28"/>&lt;/li&gt;</text:p>
      <text:p text:style-name="P1"/>
      <text:p text:style-name="P1"><text:s text:c="24"/>&lt;/ul&gt;</text:p>
      <text:p text:style-name="P1"><text:s text:c="20"/>&lt;/div&gt;</text:p>
      <text:p text:style-name="P1"><text:s text:c="16"/></text:p>
      <text:p text:style-name="P1"><text:s text:c="12"/>&lt;/div&gt;</text:p>
      <text:p text:style-name="P1"/>
      <text:p text:style-name="P1"><text:tab/><text:tab/>&lt;/div&gt;</text:p>
      <text:p text:style-name="P1"><text:tab/><text:tab/>&lt;input type="hidden" id="lendBtc" value="0.0"&gt;</text:p>
      <text:p text:style-name="P1"><text:tab/><text:tab/>&lt;input type="hidden" id="lendLtc" value="0.0"&gt;</text:p>
      <text:p text:style-name="P1"><text:s text:c="8"/>&lt;input type="hidden" id="lendEth" value="0.0"&gt;</text:p>
      <text:p text:style-name="P1"><text:tab/><text:tab/>&lt;input type="hidden" id="lendCny" value="0.0"&gt;</text:p>
      <text:p text:style-name="P1"><text:tab/><text:tab/>&lt;input type="hidden" id="bannerborrowsBtc" value="0.0"&gt;</text:p>
      <text:p text:style-name="P1"><text:tab/><text:tab/>&lt;input type="hidden" id="bannerborrowsLtc" value="0.0"&gt;</text:p>
      <text:p text:style-name="P1"><text:s text:c="8"/>&lt;input type="hidden" id="bannerborrowsEth" value="0.0"&gt;</text:p>
      <text:p text:style-name="P1"><text:tab/><text:tab/>&lt;input type="hidden" id="bannerborowsCny" value="0.0"&gt;</text:p>
      <text:p text:style-name="P1"><text:tab/><text:tab/>&lt;input type="hidden" id="bannerBinterestBtc" value="0.0"&gt;</text:p>
      <text:p text:style-name="P1"><text:tab/><text:tab/>&lt;input type="hidden" id="bannerBinterestLtc" value="0.0"&gt;</text:p>
      <text:p text:style-name="P1"><text:s text:c="8"/>&lt;input type="hidden" id="bannerBinterestEth" value="0.0"&gt;</text:p>
      <text:p text:style-name="P1"><text:tab/><text:tab/>&lt;input type="hidden" id="bannerBinterestCny" value="0.0"&gt;</text:p>
      <text:p text:style-name="P1"/>
      <text:p text:style-name="P1"><text:tab/><text:tab/>&lt;input type="hidden" id="bannerAccountBtcLast" value="29649.0"&gt;</text:p>
      <text:p text:style-name="P1"><text:tab/><text:tab/>&lt;input type="hidden" id="bannerAccountLtcLast" value="421.49"&gt;</text:p>
      <text:p text:style-name="P1"><text:s text:c="8"/>&lt;input type="hidden" id="bannerAccountEthLast" value="2450.0"&gt;</text:p>
      <text:p text:style-name="P1"><text:s text:c="8"/>&lt;input type="hidden" id="bannerBtcBuy" value="29601.0"&gt;</text:p>
      <text:p text:style-name="P1"><text:soft-page-break/><text:s text:c="8"/>&lt;input type="hidden" id="bannerBtcSell" value="29648.0"&gt;</text:p>
      <text:p text:style-name="P1"><text:tab/><text:tab/>&lt;input type="hidden" id="bannerLtcBuy" value="420.02"&gt;</text:p>
      <text:p text:style-name="P1"><text:tab/><text:tab/>&lt;input type="hidden" id="bannerLtcSell" value="421.49"&gt;</text:p>
      <text:p text:style-name="P1"><text:s text:c="8"/>&lt;input type="hidden" id="bannerEthBuy" value="2446.5"&gt;</text:p>
      <text:p text:style-name="P1"><text:s text:c="8"/>&lt;input type="hidden" id="bannerEthSell" value="2450.0"&gt;</text:p>
      <text:p text:style-name="P1"><text:tab/><text:tab/>&lt;input type="hidden" id="bannerUserCnyBalance" value="293.59752"&gt;</text:p>
      <text:p text:style-name="P1"><text:tab/><text:tab/>&lt;input type="hidden" id="bannerUserLtcBalance" value="0.0"&gt;</text:p>
      <text:p text:style-name="P1"><text:s text:c="8"/>&lt;input type="hidden" id="bannerUserEthBalance" value="2.5E-4"&gt;</text:p>
      <text:p text:style-name="P1"><text:tab/><text:tab/>&lt;input type="hidden" id="bannerUserBtcBalance" value="0.946262"&gt;</text:p>
      <text:p text:style-name="P1"><text:tab/><text:tab/>&lt;input type="hidden" id="bannerFreezeBtcBalance" value="0.0"&gt;</text:p>
      <text:p text:style-name="P1"><text:tab/><text:tab/>&lt;input type="hidden" id="bannerFreezeLtcBalance" value="0.0"&gt;</text:p>
      <text:p text:style-name="P1"><text:s text:c="8"/>&lt;input type="hidden" id="bannerFreezeEthBalance" value="0.0"&gt;</text:p>
      <text:p text:style-name="P1"><text:tab/><text:tab/>&lt;input type="hidden" id="bannerFreezeCnyBalance" value="0.0"&gt;</text:p>
      <text:p text:style-name="P1"><text:tab/><text:tab/>&lt;input type="hidden" id="bannerBorrowBtcBalance" value="0.0"&gt;</text:p>
      <text:p text:style-name="P1"><text:tab/><text:tab/>&lt;input type="hidden" id="bannerBorrowLtcBalance" value="0.0"&gt;</text:p>
      <text:p text:style-name="P1"><text:s text:c="8"/>&lt;input type="hidden" id="bannerBorrowEthBalance" value="0.0"&gt;</text:p>
      <text:p text:style-name="P1"><text:tab/><text:tab/>&lt;input type="hidden" id="bannerBorrowCnyBalance" value="0.0"&gt;</text:p>
      <text:p text:style-name="P1"><text:tab/><text:tab/>&lt;input type="hidden" id="bannerLendFreezeBtcBalance" value="0.0"&gt;</text:p>
      <text:p text:style-name="P1"><text:tab/><text:tab/>&lt;input type="hidden" id="bannerLendFreezeLtcBalanced" value="0.0"&gt;</text:p>
      <text:p text:style-name="P1"><text:s text:c="8"/>&lt;input type="hidden" id="bannerLendFreezeEthBalance" value="0.0"&gt;</text:p>
      <text:p text:style-name="P1"><text:tab/><text:tab/>&lt;input type="hidden" id="bannerLendFreezeCnyBalance" value="0.0"&gt;</text:p>
      <text:p text:style-name="P1"><text:tab/><text:tab/>&lt;input type="hidden" id="bannerFundBtcBalance" value="0.0"&gt;</text:p>
      <text:p text:style-name="P1"><text:tab/><text:tab/>&lt;input type="hidden" id="bannerFundLtcBalance" value="0.0"&gt;</text:p>
      <text:p text:style-name="P1"><text:s text:c="8"/>&lt;input type="hidden" id="bannerFundEthBalance" value="0.0"&gt;</text:p>
      <text:p text:style-name="P1"><text:tab/><text:tab/>&lt;input type ="hidden" id="bannerfutureAccountBtcRights" value="0.0"&gt;</text:p>
      <text:p text:style-name="P1"><text:tab/><text:tab/>&lt;input type ="hidden" id="bannerfutureAccountLtcRights" value="0.0"&gt;</text:p>
      <text:p text:style-name="P1"><text:s text:c="8"/>&lt;input type ="hidden" id="bannerfutureAccountEthRights" value="0.0"&gt;</text:p>
      <text:p text:style-name="P1"><text:tab/><text:tab/>&lt;input type="hidden" id="bannerLendedOutBtcBalance" value="0.0"&gt;</text:p>
      <text:p text:style-name="P1"><text:tab/><text:tab/>&lt;input type="hidden" id="bannerLendedOutLtcBalance" value="0.0"&gt;</text:p>
      <text:p text:style-name="P1"><text:s text:c="8"/>&lt;input type="hidden" id="bannerLendedOutEthBalance" value="0.0"&gt;</text:p>
      <text:p text:style-name="P1"><text:tab/><text:tab/>&lt;input type="hidden" id="bannerLendedOutCnyBalance" value="0.0"&gt;</text:p>
      <text:p text:style-name="P1"/>
      <text:p text:style-name="P1"/>
      <text:p text:style-name="P1"/>
      <text:p text:style-name="P1"><text:s text:c="8"/></text:p>
      <text:p text:style-name="P1"><text:tab/><text:tab/>&lt;div class="accountinfo1" style="margin-right:0px;"&gt;</text:p>
      <text:p text:style-name="P1"><text:tab/><text:tab/> <text:s text:c="3"/>&lt;div class="nav2-sub1 clear"&gt;</text:p>
      <text:p text:style-name="P1"><text:tab/><text:tab/> <text:s text:c="7"/>&lt;ul class="menu1" style=""&gt;</text:p>
      <text:p text:style-name="P1"><text:tab/><text:tab/> <text:s text:c="11"/>&lt;li class=""&gt;&lt;a href="/" title="首页"&gt; &lt;span class=""&gt;首页&lt;/span&gt;&lt;/a&gt;&lt;/li&gt;</text:p>
      <text:p text:style-name="P1"><text:s text:c="20"/></text:p>
      <text:p text:style-name="P1"><text:s text:c="24"/>&lt;li class=""&gt;&lt;a href="/trade/tradeContent.do" <text:s/>title="交易中心" &gt;&lt;span&gt;交易中心&lt;/span&gt;&lt;/a&gt;&lt;/li&gt;</text:p>
      <text:p text:style-name="P1"><text:s text:c="20"/></text:p>
      <text:p text:style-name="P1"><text:s text:c="20"/>&lt;li&gt;&lt;a href="https://www.okex.com/spotView.html" target="_blank"&gt;&lt;span&gt;币币交易&lt;/span&gt;&lt;/a&gt;&lt;/li&gt;</text:p>
      <text:p text:style-name="P1"><text:s text:c="20"/>&lt;li class=""&gt;</text:p>
      <text:p text:style-name="P1"><text:s text:c="24"/></text:p>
      <text:p text:style-name="P1"><text:s text:c="28"/></text:p>
      <text:p text:style-name="P1"><text:s text:c="32"/>&lt;a href="/market-btc.html"&gt;&lt;span&gt;行情图表&lt;/span&gt;&lt;/a&gt;</text:p>
      <text:p text:style-name="P1"><text:s text:c="28"/></text:p>
      <text:p text:style-name="P1"><text:soft-page-break/><text:s text:c="24"/></text:p>
      <text:p text:style-name="P1"><text:s text:c="20"/>&lt;/li&gt;</text:p>
      <text:p text:style-name="P1"><text:s text:c="20"/></text:p>
      <text:p text:style-name="P1"><text:tab/><text:tab/><text:tab/> <text:s text:c="11"/></text:p>
      <text:p text:style-name="P1"><text:tab/><text:tab/><text:tab/> <text:s text:c="15"/>&lt;li class="cur"&gt;&lt;a href="/spot/accountBalance.do" title="资金管理"&gt;&lt;span&gt;资金管理&lt;/span&gt;&lt;/a&gt;&lt;/li&gt;</text:p>
      <text:p text:style-name="P1"><text:tab/><text:tab/><text:tab/> <text:s text:c="11"/></text:p>
      <text:p text:style-name="P1"><text:tab/><text:tab/> <text:s text:c="11"/></text:p>
      <text:p text:style-name="P1"><text:tab/><text:tab/> <text:s text:c="11"/></text:p>
      <text:p text:style-name="P1"><text:tab/><text:tab/> <text:s text:c="11"/><text:tab/>&lt;li class=""&gt;&lt;a href="/user/security.do" title="个人中心"&gt;&lt;span&gt;个人中心&lt;/span&gt;&lt;/a&gt;&lt;/li&gt;</text:p>
      <text:p text:style-name="P1"><text:s text:c="24"/>&lt;li style="position: relative;"&gt;</text:p>
      <text:p text:style-name="P1"><text:s text:c="28"/>&lt;a class="more " id="moreMenu"&gt;产品&lt;em&gt;&lt;/em&gt;&lt;/a&gt;</text:p>
      <text:p text:style-name="P1"><text:tab/><text:tab/> <text:s text:c="11"/><text:tab/><text:tab/>&lt;div class="moreMenu" id="moreMenuCont" style="display: none;top:40px;right:-8px;"&gt;</text:p>
      <text:p text:style-name="P1"><text:s text:c="32"/></text:p>
      <text:p text:style-name="P1"><text:s text:c="36"/>&lt;p&gt;&lt;a href="/client.html" title="APP客户端"&gt;&lt;span&gt;APP客户端&lt;/span&gt;&lt;/a&gt;&lt;/p&gt;</text:p>
      <text:p text:style-name="P1"><text:s text:c="36"/>&lt;p&gt;&lt;a href="/tcat-3-301.html" title="资讯"&gt;&lt;span&gt;资讯&lt;/span&gt;&lt;/a&gt;&lt;/p&gt;</text:p>
      <text:p text:style-name="P1"><text:s text:c="36"/>&lt;p&gt;&lt;a target="_blank" href="https://w.okcoin.cn" title="钱包"&gt;&lt;span&gt;钱包&lt;/span&gt;&lt;/a&gt;&lt;/p&gt;</text:p>
      <text:p text:style-name="P1"><text:s text:c="36"/>&lt;p&gt;&lt;a target="_blank" href="https://w.okcoin.cn/onchain/index.do" title="保险柜"&gt;&lt;span&gt;保险柜&lt;/span&gt;&lt;/a&gt;&lt;/p&gt;</text:p>
      <text:p text:style-name="P1"><text:s text:c="36"/>&lt;p&gt;&lt;a target="_blank" href="https://w.okcoin.cn/open/openIndex.do" title="开放平台"&gt;&lt;span&gt;开放平台&lt;/span&gt;&lt;/a&gt;&lt;/p&gt;</text:p>
      <text:p text:style-name="P1"><text:s text:c="36"/>&lt;p&gt;&lt;a target="_blank" target="_blank" href="http://block.okcoin.cn/" title="区块数据"&gt;&lt;span&gt;区块数据&lt;/span&gt;&lt;/a&gt;&lt;/p&gt;</text:p>
      <text:p text:style-name="P1"><text:s text:c="32"/></text:p>
      <text:p text:style-name="P1"><text:s text:c="28"/>&lt;/div&gt;</text:p>
      <text:p text:style-name="P1"><text:tab/><text:tab/> <text:s text:c="11"/><text:tab/>&lt;/li&gt;</text:p>
      <text:p text:style-name="P1"><text:tab/><text:tab/> <text:s text:c="11"/></text:p>
      <text:p text:style-name="P1"><text:tab/><text:tab/><text:tab/><text:tab/><text:tab/></text:p>
      <text:p text:style-name="P1"><text:tab/><text:tab/> <text:s text:c="7"/>&lt;/ul&gt;</text:p>
      <text:p text:style-name="P1"><text:tab/><text:tab/> <text:s text:c="3"/>&lt;/div&gt;</text:p>
      <text:p text:style-name="P1"><text:tab/><text:tab/>&lt;/div&gt;</text:p>
      <text:p text:style-name="P1"><text:tab/>&lt;/div&gt;</text:p>
      <text:p text:style-name="P1">&lt;/div&gt;</text:p>
      <text:p text:style-name="P1"/>
      <text:p text:style-name="P1"/>
      <text:p text:style-name="P1">&lt;input type="hidden" id="error_" value=""/&gt;</text:p>
      <text:p text:style-name="P1">&lt;input type="hidden" id="futureaccount_hidden" value="0.0"&gt;</text:p>
      <text:p text:style-name="P1">&lt;input type="hidden" id="fundValue_hidden" value="0.0"&gt;</text:p>
      <text:p text:style-name="P1">&lt;input type="hidden" id="banner_site_flag" value="1"&gt;</text:p>
      <text:p text:style-name="P1"/>
      <text:p text:style-name="P1">&lt;script type="text/javascript" src="https://img.bafang.com/v_20170823002/okcoin/js3.0/lib/jquery.js"&gt;&lt;/script&gt;</text:p>
      <text:p text:style-name="P1">&lt;script type="text/javascript" src="https://img.bafang.com/v_20170823002/okcoin/js3.0/Tools/ajax.js"&gt;&lt;/script&gt;</text:p>
      <text:p text:style-name="P1">&lt;script type="text/javascript" src="https://img.bafang.com/v_20170823002/okcoin/js/keyboard/keyboard.js"&gt;&lt;/script&gt;</text:p>
      <text:p text:style-name="P1"><text:soft-page-break/>&lt;script type="text/javascript" src="https://img.bafang.com/v_20170823002/okcoin/js3.0/Tools/Calculate.js"&gt;&lt;/script&gt;</text:p>
      <text:p text:style-name="P1">&lt;script type="text/javascript" src="https://img.bafang.com/v_20170823002/okcoin/js3.0/component/bannerTicker.js"&gt;&lt;/script&gt;</text:p>
      <text:p text:style-name="P1">&lt;script type="text/javascript"&gt;</text:p>
      <text:p text:style-name="P1"/>
      <text:p text:style-name="P1"><text:s text:c="4"/>function changeSiteTypeSelectClassOver(){</text:p>
      <text:p text:style-name="P1"><text:s text:c="8"/>document.getElementById("siteTypeSelect").className="siteTypeSelectUr";</text:p>
      <text:p text:style-name="P1"><text:s text:c="4"/>}</text:p>
      <text:p text:style-name="P1"><text:s text:c="4"/>function changeSiteTypeSelectClassOut(){</text:p>
      <text:p text:style-name="P1"><text:s text:c="8"/>document.getElementById("siteTypeSelect").className="siteTypeSelect";</text:p>
      <text:p text:style-name="P1"><text:s text:c="4"/>}</text:p>
      <text:p text:style-name="P1">// <text:s text:c="3"/>function gotoMoni() {</text:p>
      <text:p text:style-name="P1">//<text:tab/> <text:s text:c="3"/>var loginSuccess;</text:p>
      <text:p text:style-name="P1">//<text:tab/> <text:s text:c="3"/>jQuery.ajax({</text:p>
      <text:p text:style-name="P1">//<text:tab/><text:tab/> <text:s text:c="3"/>url: '/user/loginMoniUser.do',</text:p>
      <text:p text:style-name="P1">//<text:tab/><text:tab/> <text:s text:c="3"/>async: false,</text:p>
      <text:p text:style-name="P1">//<text:tab/><text:tab/> <text:s text:c="3"/>success: function(data) {</text:p>
      <text:p text:style-name="P1">//<text:tab/><text:tab/><text:tab/> <text:s text:c="3"/>var result = eval('(' + data + ')');</text:p>
      <text:p text:style-name="P1">//<text:tab/><text:tab/><text:tab/> <text:s text:c="3"/>if (result != null &amp;&amp; result.resultCode === 1) {</text:p>
      <text:p text:style-name="P1">//<text:tab/><text:tab/><text:tab/><text:tab/> <text:s text:c="3"/>loginSuccess = true;</text:p>
      <text:p text:style-name="P1">//<text:tab/><text:tab/><text:tab/> <text:s text:c="3"/>}</text:p>
      <text:p text:style-name="P1">//<text:tab/><text:tab/> <text:s text:c="3"/>}</text:p>
      <text:p text:style-name="P1">//<text:tab/> <text:s text:c="3"/>});</text:p>
      <text:p text:style-name="P1">//</text:p>
      <text:p text:style-name="P1">//<text:tab/> <text:s text:c="3"/>if (loginSuccess) {</text:p>
      <text:p text:style-name="P1">//<text:tab/><text:tab/> <text:s text:c="3"/>var link = document.getElementById("jumpA");</text:p>
      <text:p text:style-name="P1">//<text:tab/><text:tab/> <text:s text:c="3"/>link.click();</text:p>
      <text:p text:style-name="P1">//<text:tab/> <text:s text:c="3"/>} else {</text:p>
      <text:p text:style-name="P1">//<text:tab/><text:tab/> <text:s text:c="3"/>location.href = '/user/login.do';</text:p>
      <text:p text:style-name="P1">//<text:tab/> <text:s text:c="3"/>}</text:p>
      <text:p text:style-name="P1">// <text:s text:c="3"/>}</text:p>
      <text:p text:style-name="P1"/>
      <text:p text:style-name="P1"><text:s text:c="4"/>(function () {</text:p>
      <text:p text:style-name="P1"><text:s text:c="8"/>var isLogin = parseInt("1");</text:p>
      <text:p text:style-name="P1"><text:s text:c="8"/>var path = window.location.pathname;</text:p>
      <text:p text:style-name="P1"><text:s text:c="8"/>if(isLogin&amp;&amp;(path.indexOf('/spot/trade.do')&gt;-1 || /trade\/[a-zA-Z]{3}.do/.exec(path) ||path.indexOf('/market')&gt;-1)){</text:p>
      <text:p text:style-name="P1"><text:s text:c="12"/>document.getElementById('bannerAssets').style.display='block';</text:p>
      <text:p text:style-name="P1"><text:s text:c="8"/>}</text:p>
      <text:p text:style-name="P1"><text:s text:c="4"/>})();</text:p>
      <text:p text:style-name="P1"/>
      <text:p text:style-name="P1"><text:s text:c="4"/>function getHashKey() {</text:p>
      <text:p text:style-name="P1"><text:s text:c="7"/>return window.location.hash.replace('#','').toLowerCase();</text:p>
      <text:p text:style-name="P1"><text:s text:c="4"/>}</text:p>
      <text:p text:style-name="P1"><text:s text:c="4"/>(function () {</text:p>
      <text:p text:style-name="P1"><text:s text:c="8"/>var isLogin = "1";</text:p>
      <text:p text:style-name="P1"><text:s text:c="8"/>isLogin = +isLogin;</text:p>
      <text:p text:style-name="P1"><text:s text:c="8"/>var BASE_URL_AJAX = location.protocol + '//'+ location.host + '/v2';</text:p>
      <text:p text:style-name="P1"><text:s text:c="8"/>if (location.host.indexOf("local") &gt; -1) {</text:p>
      <text:p text:style-name="P1"><text:soft-page-break/><text:s text:c="12"/>BASE_URL_AJAX = 'http://localtest.intra.okcoin' + (site_flag == 1 ? '.cn' : '.com') + '/v2';</text:p>
      <text:p text:style-name="P1"><text:s text:c="8"/>}</text:p>
      <text:p text:style-name="P1"><text:s text:c="8"/>var isNotInOldPage = "1";</text:p>
      <text:p text:style-name="P1"><text:s text:c="8"/>isNotInOldPage = +isNotInOldPage;</text:p>
      <text:p text:style-name="P1"><text:s text:c="8"/>if (isLogin) {</text:p>
      <text:p text:style-name="P1"><text:s text:c="12"/>jQuery.ajax({</text:p>
      <text:p text:style-name="P1"><text:s text:c="16"/>url: BASE_URL_AJAX + '/accounts',</text:p>
      <text:p text:style-name="P1"><text:s text:c="16"/>type: 'GET',</text:p>
      <text:p text:style-name="P1"><text:s text:c="16"/>data: {},</text:p>
      <text:p text:style-name="P1"><text:s text:c="16"/>xhrFields: {</text:p>
      <text:p text:style-name="P1"><text:s text:c="20"/>withCredentials: true</text:p>
      <text:p text:style-name="P1"><text:s text:c="16"/>},</text:p>
      <text:p text:style-name="P1"><text:s text:c="16"/>crossDomain: true,</text:p>
      <text:p text:style-name="P1"><text:s text:c="16"/>success: function (response) {</text:p>
      <text:p text:style-name="P1"><text:s text:c="20"/>//console.log(JSON.stringify(response))</text:p>
      <text:p text:style-name="P1"><text:s text:c="20"/>if (!response) {</text:p>
      <text:p text:style-name="P1"><text:s text:c="24"/>return;</text:p>
      <text:p text:style-name="P1"><text:s text:c="20"/>}</text:p>
      <text:p text:style-name="P1"><text:s text:c="20"/>if (response.code === 0) {</text:p>
      <text:p text:style-name="P1"><text:s text:c="24"/>var d = response.data;</text:p>
      <text:p text:style-name="P1"><text:s text:c="24"/>jQuery("#availableCny").html(DownTruncation(d.currencies[3].available, 2));</text:p>
      <text:p text:style-name="P1"><text:s text:c="24"/>jQuery("#frozenCny").html(DownTruncation(d.currencies[3].hold, 2));</text:p>
      <text:p text:style-name="P1"><text:s text:c="24"/>var _sym=getHashKey();</text:p>
      <text:p text:style-name="P1"/>
      <text:p text:style-name="P1"><text:s text:c="24"/>if(_sym!="") {</text:p>
      <text:p text:style-name="P1"><text:s text:c="28"/>for (var k = 0; k &lt; d.currencies.length; k++) {</text:p>
      <text:p text:style-name="P1"><text:s text:c="32"/>if (d.currencies[k].currency.toLowerCase() === _sym.toLowerCase()) {</text:p>
      <text:p text:style-name="P1"><text:s text:c="36"/>var $span =jQuery("#availableEtc").prev('span');</text:p>
      <text:p text:style-name="P1"><text:s text:c="36"/>if($span.text().trim().length==0){</text:p>
      <text:p text:style-name="P1"><text:s text:c="40"/>var trade = d.currencies[k].currency.toUpperCase();</text:p>
      <text:p text:style-name="P1"><text:s text:c="40"/>$span.html(trade);</text:p>
      <text:p text:style-name="P1"><text:s text:c="40"/>jQuery("#frozenEtc").prev('span').html(trade);</text:p>
      <text:p text:style-name="P1"><text:s text:c="36"/>}</text:p>
      <text:p text:style-name="P1"><text:s text:c="36"/>jQuery("#availableEtc").html(DownTruncation(d.currencies[k].available, 4));</text:p>
      <text:p text:style-name="P1"><text:s text:c="36"/>jQuery("#frozenEtc").html(DownTruncation(d.currencies[k].hold, 4));</text:p>
      <text:p text:style-name="P1"><text:s text:c="32"/>}</text:p>
      <text:p text:style-name="P1"><text:s text:c="28"/>}</text:p>
      <text:p text:style-name="P1"><text:s text:c="24"/>}</text:p>
      <text:p text:style-name="P1"><text:s text:c="24"/>else{</text:p>
      <text:p text:style-name="P1"><text:s text:c="28"/>jQuery("#availableEtc").html(DownTruncation(d.currencies[4].available, 4));</text:p>
      <text:p text:style-name="P1"><text:s text:c="28"/>jQuery("#frozenEtc").html(DownTruncation(d.currencies[4].hold, 4));</text:p>
      <text:p text:style-name="P1"><text:s text:c="24"/>}</text:p>
      <text:p text:style-name="P1"><text:s text:c="24"/>//jQuery("#allasset").html(DownTruncation(d.totalAssets, 2));</text:p>
      <text:p text:style-name="P1"><text:s text:c="20"/>} else {</text:p>
      <text:p text:style-name="P1"><text:s text:c="24"/>console.log(response.msg);</text:p>
      <text:p text:style-name="P1"><text:s text:c="20"/>}</text:p>
      <text:p text:style-name="P1"><text:soft-page-break/><text:s text:c="16"/>},</text:p>
      <text:p text:style-name="P1"><text:s text:c="16"/>error: function (xhr, textStatus, err) {</text:p>
      <text:p text:style-name="P1"><text:s text:c="20"/>console.log(textStatus, err);</text:p>
      <text:p text:style-name="P1"><text:s text:c="16"/>}</text:p>
      <text:p text:style-name="P1"><text:s text:c="12"/>});</text:p>
      <text:p text:style-name="P1"><text:s text:c="8"/>}</text:p>
      <text:p text:style-name="P1"/>
      <text:p text:style-name="P1"><text:s text:c="8"/>function CommaFormatted(s, n) {</text:p>
      <text:p text:style-name="P1"><text:s text:c="12"/>var k = n;</text:p>
      <text:p text:style-name="P1"><text:s text:c="12"/>n = n &gt; 0 &amp;&amp; n &lt;= 20 ? n : 2;</text:p>
      <text:p text:style-name="P1"><text:s text:c="12"/>s = parseFloat((s + "").replace(/[^\d\.-]/g, "")).toFixed(n) + "";</text:p>
      <text:p text:style-name="P1"><text:s text:c="12"/>var l = s.split(".")[0].split("").reverse(), r = s.split(".")[1];</text:p>
      <text:p text:style-name="P1"><text:s text:c="12"/>t = "";</text:p>
      <text:p text:style-name="P1"><text:s text:c="12"/>for (var i = 0; i &lt; l.length; i++) {</text:p>
      <text:p text:style-name="P1"><text:s text:c="16"/>t += l[i] + ((i + 1) % 3 == 0 &amp;&amp; (i + 1) != l.length ? "," : "");</text:p>
      <text:p text:style-name="P1"><text:s text:c="12"/>}</text:p>
      <text:p text:style-name="P1"><text:s text:c="12"/>var result =t.split("").reverse().join("") + "." + r;</text:p>
      <text:p text:style-name="P1"><text:s text:c="12"/>if(Number(s)&lt;0){</text:p>
      <text:p text:style-name="P1"><text:s text:c="16"/>if(result!=null&amp;&amp;result.substr(0,2)=="-,"){</text:p>
      <text:p text:style-name="P1"><text:s text:c="20"/>result=result.substr(2,result.length);</text:p>
      <text:p text:style-name="P1"><text:s text:c="20"/>result="-"+result;</text:p>
      <text:p text:style-name="P1"><text:s text:c="16"/>}</text:p>
      <text:p text:style-name="P1"><text:s text:c="12"/>}</text:p>
      <text:p text:style-name="P1"><text:s text:c="12"/>if(k==0){</text:p>
      <text:p text:style-name="P1"><text:s text:c="16"/>return result.split(".")[0];</text:p>
      <text:p text:style-name="P1"><text:s text:c="12"/>}</text:p>
      <text:p text:style-name="P1"><text:s text:c="12"/>return result;</text:p>
      <text:p text:style-name="P1"><text:s text:c="8"/>}</text:p>
      <text:p text:style-name="P1"><text:s text:c="8"/>function floor(value,scale){</text:p>
      <text:p text:style-name="P1"><text:s text:c="12"/>var sca=Math.pow(10, scale);</text:p>
      <text:p text:style-name="P1"><text:s text:c="12"/>var val=accMul(value,sca);</text:p>
      <text:p text:style-name="P1"><text:s text:c="12"/>val=Math.floor(val);</text:p>
      <text:p text:style-name="P1"><text:s text:c="12"/>return val/sca;</text:p>
      <text:p text:style-name="P1"><text:s text:c="8"/>}</text:p>
      <text:p text:style-name="P1"><text:s text:c="8"/>function accMul(arg1,arg2) {</text:p>
      <text:p text:style-name="P1"><text:s text:c="12"/>var m=0,s1=arg1.toString(),s2=arg2.toString();</text:p>
      <text:p text:style-name="P1"><text:s text:c="12"/>try{m+=s1.split(".")[1].length;}catch(e){}</text:p>
      <text:p text:style-name="P1"><text:s text:c="12"/>try{m+=s2.split(".")[1].length;}catch(e){}</text:p>
      <text:p text:style-name="P1"><text:s text:c="12"/>return Number(s1.replace(".",""))*Number(s2.replace(".",""))/Math.pow(10,m);</text:p>
      <text:p text:style-name="P1"><text:s text:c="8"/>}</text:p>
      <text:p text:style-name="P1"><text:s text:c="8"/>function DownTruncation (val, number) {</text:p>
      <text:p text:style-name="P1"><text:s text:c="12"/>return CommaFormatted(floor(val, number), number);</text:p>
      <text:p text:style-name="P1"><text:s text:c="8"/>}</text:p>
      <text:p text:style-name="P1"><text:s text:c="4"/>})();</text:p>
      <text:p text:style-name="P1"/>
      <text:p text:style-name="P1">&lt;/script&gt;</text:p>
      <text:p text:style-name="P1"/>
      <text:p text:style-name="P1"><text:soft-page-break/></text:p>
      <text:p text:style-name="P1"/>
      <text:p text:style-name="P1"/>
      <text:p text:style-name="P1"/>
      <text:p text:style-name="P1">&lt;div class="okcoinPop" id="fundTransferPop" style="display:none;"&gt;</text:p>
      <text:p text:style-name="P1"><text:tab/>&lt;div class="dialog_content" id="dialog_content_fundTransfer" style="width: 495px;"&gt;</text:p>
      <text:p text:style-name="P1"><text:tab/><text:tab/>&lt;div class="dialog_title" id="dialog_title_fundTransfer"&gt; &lt;span id="titleInfo"&gt;资金划转&lt;/span&gt;</text:p>
      <text:p text:style-name="P1"><text:tab/><text:tab/><text:tab/><text:tab/>&lt;a href="javascript:void(0);" onclick="closeFundTransferPop();" class="dialog_closed" title="关闭"&gt;&lt;/a&gt;</text:p>
      <text:p text:style-name="P1"><text:tab/><text:tab/>&lt;/div&gt;<text:tab/><text:tab/><text:tab/><text:tab/></text:p>
      <text:p text:style-name="P1"><text:tab/><text:tab/>&lt;div class="dialog_body" style="padding-right:14px;"&gt;</text:p>
      <text:p text:style-name="P1"><text:tab/><text:tab/><text:tab/><text:tab/>&lt;ul class="fundTransferUl clear"&gt;</text:p>
      <text:p text:style-name="P1"><text:tab/><text:tab/><text:tab/><text:tab/><text:tab/>&lt;li&gt;</text:p>
      <text:p text:style-name="P1"><text:tab/><text:tab/><text:tab/><text:tab/><text:tab/><text:tab/>&lt;span class="setLeft"&gt;选择币种&lt;/span&gt;</text:p>
      <text:p text:style-name="P1"><text:tab/><text:tab/><text:tab/><text:tab/><text:tab/><text:tab/>&lt;span class="setRight"&gt;</text:p>
      <text:p text:style-name="P1"><text:tab/><text:tab/><text:tab/><text:tab/><text:tab/><text:tab/><text:tab/>&lt;span id="currencySelect" class="sel number" onclick="" codeValue="0"&gt;BTC&lt;/span&gt;</text:p>
      <text:p text:style-name="P1"><text:tab/><text:tab/><text:tab/><text:tab/> <text:s text:c="11"/>&lt;ul id="currencySelectBox" class="selContent scroll-y number"&gt;</text:p>
      <text:p text:style-name="P1"><text:tab/><text:tab/><text:tab/><text:tab/> <text:s text:c="11"/></text:p>
      <text:p text:style-name="P1"><text:tab/><text:tab/><text:tab/><text:tab/> <text:s text:c="13"/>&lt;li code="20" onclick="currencySelectClick(20)"&gt;CNY&lt;/li&gt;</text:p>
      <text:p text:style-name="P1"><text:tab/><text:tab/><text:tab/><text:tab/> <text:s text:c="11"/></text:p>
      <text:p text:style-name="P1"><text:tab/><text:tab/><text:tab/><text:tab/> <text:s text:c="13"/>&lt;li code="0" onclick="currencySelectClick(0)"&gt;BTC&lt;/li&gt;</text:p>
      <text:p text:style-name="P1"><text:tab/><text:tab/><text:tab/><text:tab/> <text:s text:c="13"/>&lt;li code="1" onclick="currencySelectClick(1)"&gt;LTC&lt;/li&gt;</text:p>
      <text:p text:style-name="P1"><text:tab/><text:tab/><text:tab/><text:tab/> <text:s text:c="11"/>&lt;/ul&gt;</text:p>
      <text:p text:style-name="P1"><text:tab/><text:tab/><text:tab/><text:tab/><text:tab/><text:tab/>&lt;/span&gt;</text:p>
      <text:p text:style-name="P1"><text:tab/><text:tab/><text:tab/><text:tab/><text:tab/>&lt;/li&gt;</text:p>
      <text:p text:style-name="P1"><text:tab/><text:tab/><text:tab/><text:tab/><text:tab/>&lt;li&gt;</text:p>
      <text:p text:style-name="P1"><text:tab/><text:tab/><text:tab/><text:tab/><text:tab/><text:tab/>&lt;span class="setLeft"&gt;从&lt;/span&gt;</text:p>
      <text:p text:style-name="P1"><text:tab/><text:tab/><text:tab/><text:tab/><text:tab/><text:tab/>&lt;span class="setRight"&gt;</text:p>
      <text:p text:style-name="P1"><text:tab/><text:tab/><text:tab/><text:tab/><text:tab/><text:tab/><text:tab/></text:p>
      <text:p text:style-name="P1"><text:tab/><text:tab/><text:tab/><text:tab/><text:tab/><text:tab/><text:tab/><text:tab/>&lt;span id="outAccountSelect" class="sel" onclick="" codeValue="3"&gt;放款账户&lt;/span&gt;</text:p>
      <text:p text:style-name="P1"><text:tab/><text:tab/><text:tab/><text:tab/><text:tab/><text:tab/><text:tab/></text:p>
      <text:p text:style-name="P1"><text:tab/><text:tab/><text:tab/><text:tab/><text:tab/><text:tab/><text:tab/></text:p>
      <text:p text:style-name="P1"><text:tab/><text:tab/><text:tab/><text:tab/> <text:s text:c="11"/>&lt;ul id="outAccountSelectBox" class="selContent scroll-y" &gt;</text:p>
      <text:p text:style-name="P1"><text:tab/><text:tab/><text:tab/><text:tab/> <text:s text:c="13"/>&lt;li id="out_1" code="1" onclick="outAccountSelectClick(1)"&gt;现货交易账户&lt;/li&gt;</text:p>
      <text:p text:style-name="P1"><text:tab/><text:tab/><text:tab/><text:tab/> <text:s text:c="13"/></text:p>
      <text:p text:style-name="P1"><text:tab/><text:tab/><text:tab/><text:tab/> <text:s text:c="13"/><text:tab/>&lt;li id="out_4" code="4" onclick="outAccountSelectClick(4)"&gt;联合理财账户&lt;/li&gt;</text:p>
      <text:p text:style-name="P1"><text:tab/><text:tab/><text:tab/><text:tab/> <text:s text:c="13"/></text:p>
      <text:p text:style-name="P1"><text:tab/><text:tab/><text:tab/><text:tab/> <text:s text:c="13"/></text:p>
      <text:p text:style-name="P1"><text:tab/><text:tab/><text:tab/><text:tab/> <text:s text:c="13"/>&lt;li id="out_3" code="3" onclick="outAccountSelectClick(3)"&gt;放款账户&lt;/li&gt;</text:p>
      <text:p text:style-name="P1"><text:tab/><text:tab/><text:tab/><text:tab/> <text:s text:c="13"/></text:p>
      <text:p text:style-name="P1"><text:tab/><text:tab/><text:tab/><text:tab/> <text:s text:c="11"/>&lt;/ul&gt;</text:p>
      <text:p text:style-name="P1"><text:tab/><text:tab/><text:tab/><text:tab/> <text:s text:c="11"/></text:p>
      <text:p text:style-name="P1"><text:tab/><text:tab/><text:tab/><text:tab/><text:tab/><text:tab/>&lt;/span&gt;</text:p>
      <text:p text:style-name="P1"><text:tab/><text:tab/><text:tab/><text:tab/><text:tab/>&lt;/li&gt;</text:p>
      <text:p text:style-name="P1"><text:soft-page-break/><text:tab/><text:tab/><text:tab/><text:tab/><text:tab/>&lt;li&gt;</text:p>
      <text:p text:style-name="P1"><text:tab/><text:tab/><text:tab/><text:tab/><text:tab/><text:tab/>&lt;span class="setLeft"&gt;划转至&lt;/span&gt;</text:p>
      <text:p text:style-name="P1"><text:tab/><text:tab/><text:tab/><text:tab/><text:tab/><text:tab/>&lt;span class="setRight"&gt;</text:p>
      <text:p text:style-name="P1"><text:tab/><text:tab/><text:tab/><text:tab/><text:tab/><text:tab/><text:tab/></text:p>
      <text:p text:style-name="P1"><text:tab/><text:tab/><text:tab/><text:tab/><text:tab/><text:tab/><text:tab/><text:tab/>&lt;span id="intAccountSelect" onclick="" codeValue="1"&gt;现货交易账户&lt;/span&gt;</text:p>
      <text:p text:style-name="P1"><text:tab/><text:tab/><text:tab/><text:tab/><text:tab/><text:tab/><text:tab/></text:p>
      <text:p text:style-name="P1"><text:tab/><text:tab/><text:tab/><text:tab/> <text:s text:c="11"/>&lt;ul id="intAccountSelectBox" class="selContent scroll-y"&gt;</text:p>
      <text:p text:style-name="P1"><text:tab/><text:tab/><text:tab/><text:tab/> <text:s text:c="13"/></text:p>
      <text:p text:style-name="P1"><text:tab/><text:tab/><text:tab/><text:tab/> <text:s text:c="11"/>&lt;/ul&gt;</text:p>
      <text:p text:style-name="P1"><text:tab/><text:tab/><text:tab/><text:tab/><text:tab/><text:tab/>&lt;/span&gt;</text:p>
      <text:p text:style-name="P1"><text:tab/><text:tab/><text:tab/><text:tab/><text:tab/>&lt;/li&gt;</text:p>
      <text:p text:style-name="P1"><text:tab/><text:tab/><text:tab/><text:tab/><text:tab/>&lt;li style="position: relative;"&gt;</text:p>
      <text:p text:style-name="P1"><text:tab/><text:tab/><text:tab/><text:tab/><text:tab/><text:tab/>&lt;span class="setLeft"&gt;划转数量&lt;/span&gt;</text:p>
      <text:p text:style-name="P1"><text:tab/><text:tab/><text:tab/><text:tab/><text:tab/><text:tab/>&lt;input id="transferNumberinput" class="fundTransferNumberInput" placeholder="" type="text" onkeyup="limitedTransfer('transferNumberinput');"&gt;</text:p>
      <text:p text:style-name="P1"><text:tab/><text:tab/><text:tab/><text:tab/><text:tab/><text:tab/>&lt;em id="currencySign" class="currencySign"&gt;&lt;/em&gt;</text:p>
      <text:p text:style-name="P1"><text:tab/><text:tab/><text:tab/><text:tab/><text:tab/>&lt;/li&gt;</text:p>
      <text:p text:style-name="P1"><text:tab/><text:tab/><text:tab/><text:tab/></text:p>
      <text:p text:style-name="P1"><text:tab/><text:tab/><text:tab/><text:tab/>&lt;/ul&gt;</text:p>
      <text:p text:style-name="P1"><text:tab/><text:tab/><text:tab/><text:tab/>&lt;div class="transferErrorTips clear" id="transferMessage" style="margin-left: 100px;width: 265px;"&gt;&lt;/div&gt;</text:p>
      <text:p text:style-name="P1"><text:tab/><text:tab/><text:tab/><text:tab/></text:p>
      <text:p text:style-name="P1"><text:tab/><text:tab/><text:tab/><text:tab/>&lt;input class="buttonBlue" type="button" onclick="commitTransfer();" id="fundTransferBth" value="确定" style="margin-left: 100px;width: 225px;height: 35px;"&gt;</text:p>
      <text:p text:style-name="P1"><text:tab/><text:tab/><text:tab/><text:tab/>&lt;p style="height: 30px;"&gt;&lt;/p&gt;</text:p>
      <text:p text:style-name="P1"><text:tab/><text:tab/><text:tab/>&lt;/div&gt; </text:p>
      <text:p text:style-name="P1"><text:tab/><text:tab/><text:tab/></text:p>
      <text:p text:style-name="P1"><text:tab/><text:tab/>&lt;/div&gt;</text:p>
      <text:p text:style-name="P1"><text:tab/>&lt;/div&gt;</text:p>
      <text:p text:style-name="P1"><text:s text:c="4"/></text:p>
      <text:p text:style-name="P1"><text:tab/>&lt;input type="hidden" id="transferSymbolValue" value="-1" /&gt;</text:p>
      <text:p text:style-name="P1">&lt;/div&gt;</text:p>
      <text:p text:style-name="P1"/>
      <text:p text:style-name="P1">&lt;script type="text/javascript"&gt;</text:p>
      <text:p text:style-name="P1"><text:s text:c="4"/>// 资金划转</text:p>
      <text:p text:style-name="P1"><text:s text:c="4"/>function showFundTransferPop() {</text:p>
      <text:p text:style-name="P1"><text:s text:c="8"/>transferInit();</text:p>
      <text:p text:style-name="P1"><text:s text:c="4"/>}</text:p>
      <text:p text:style-name="P1"><text:s text:c="4"/>function closeFundTransferPop() {</text:p>
      <text:p text:style-name="P1"><text:s text:c="8"/>document.getElementById("fundTransferPop").style.display="none";</text:p>
      <text:p text:style-name="P1"><text:s text:c="8"/>dialogBoxHidden();</text:p>
      <text:p text:style-name="P1"><text:s text:c="8"/>jQuery("#currencySelect").html("BTC");</text:p>
      <text:p text:style-name="P1"><text:s text:c="8"/>if (site_flag == 1) {</text:p>
      <text:p text:style-name="P1"><text:s text:c="12"/>return;</text:p>
      <text:p text:style-name="P1"><text:s text:c="8"/>}</text:p>
      <text:p text:style-name="P1"><text:s text:c="8"/>document.getElementById("currencySelect").attributes["codeValue"].value=0;</text:p>
      <text:p text:style-name="P1"><text:s text:c="8"/>jQuery("#outAccountSelect").html("现货交易账户");</text:p>
      <text:p text:style-name="P1"><text:soft-page-break/><text:s text:c="8"/>document.getElementById("outAccountSelect").attributes["codeValue"].value=1;</text:p>
      <text:p text:style-name="P1"><text:s text:c="8"/>jQuery("#intAccountSelect").html("");</text:p>
      <text:p text:style-name="P1"><text:s text:c="8"/>document.getElementById("intAccountSelect").attributes["codeValue"].value=-1;</text:p>
      <text:p text:style-name="P1"><text:s text:c="4"/>}</text:p>
      <text:p text:style-name="P1">&lt;/script&gt;</text:p>
      <text:p text:style-name="P1"/>
      <text:p text:style-name="P1">&lt;script type="text/javascript"&gt;</text:p>
      <text:p text:style-name="P1"><text:tab/></text:p>
      <text:p text:style-name="P1"><text:tab/>// 账户类型</text:p>
      <text:p text:style-name="P1"><text:tab/>var transferAccounts;</text:p>
      <text:p text:style-name="P1"><text:s/><text:tab/>// 币种</text:p>
      <text:p text:style-name="P1"><text:tab/>var transferCurrencys;</text:p>
      <text:p text:style-name="P1"><text:s/><text:tab/>// 账户和币种对应的最大可转出金额</text:p>
      <text:p text:style-name="P1"><text:tab/>var transferMaxBalanec;</text:p>
      <text:p text:style-name="P1"><text:tab/></text:p>
      <text:p text:style-name="P1"><text:tab/>// 是否开通基金账户</text:p>
      <text:p text:style-name="P1"><text:tab/>var transferIsFund;</text:p>
      <text:p text:style-name="P1"><text:tab/>// 是否开通放贷账户</text:p>
      <text:p text:style-name="P1"><text:tab/>var transferIsLendLoanAgreement;</text:p>
      <text:p text:style-name="P1"><text:tab/>// 是否开通合约交易账户</text:p>
      <text:p text:style-name="P1"><text:tab/>var transferIsFuture;</text:p>
      <text:p text:style-name="P1"><text:tab/></text:p>
      <text:p text:style-name="P1"><text:tab/>// 网站域名</text:p>
      <text:p text:style-name="P1"><text:tab/>var hostAddress = "https://www.okcoin.cn";</text:p>
      <text:p text:style-name="P1"><text:tab/></text:p>
      <text:p text:style-name="P1"><text:tab/></text:p>
      <text:p text:style-name="P1"><text:s/><text:tab/></text:p>
      <text:p text:style-name="P1">&lt;/script&gt;</text:p>
      <text:p text:style-name="P1">&lt;div class="mainArea clear"&gt;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>&lt;div class="leftMenu"&gt;</text:p>
      <text:p text:style-name="P1"><text:s text:c="2"/>&lt;input type="hidden" id="symbol_banner" value="0" /&gt;</text:p>
      <text:p text:style-name="P1"><text:s text:c="2"/></text:p>
      <text:p text:style-name="P1"><text:s text:c="4"/>&lt;div class="bor noLine"&gt;</text:p>
      <text:p text:style-name="P1"><text:s text:c="6"/>&lt;div class="tradeTitle"&gt;</text:p>
      <text:p text:style-name="P1"><text:s text:c="8"/>&lt;span class="acountManage1"&gt;资金管理&lt;/span&gt;</text:p>
      <text:p text:style-name="P1"><text:s text:c="6"/>&lt;/div&gt;</text:p>
      <text:p text:style-name="P1"><text:s text:c="6"/>&lt;ul&gt;</text:p>
      <text:p text:style-name="P1"><text:s text:c="8"/></text:p>
      <text:p text:style-name="P1"><text:s text:c="8"/>&lt;li class="cur"&gt;</text:p>
      <text:p text:style-name="P1"><text:s text:c="10"/>&lt;a href="/spot/accountBalance.do" class=""&gt;账户余额&lt;/a&gt;</text:p>
      <text:p text:style-name="P1"><text:s text:c="8"/>&lt;/li&gt;</text:p>
      <text:p text:style-name="P1"><text:s text:c="8"/>&lt;li class=""&gt;</text:p>
      <text:p text:style-name="P1"><text:soft-page-break/><text:s text:c="10"/></text:p>
      <text:p text:style-name="P1"><text:s text:c="10"/>&lt;a href="/account/rechargeCny.do" class=""&gt;充值&lt;/a&gt;</text:p>
      <text:p text:style-name="P1"><text:s text:c="10"/></text:p>
      <text:p text:style-name="P1"><text:s text:c="8"/>&lt;/li&gt;</text:p>
      <text:p text:style-name="P1"><text:s text:c="8"/>&lt;li class=""&gt;</text:p>
      <text:p text:style-name="P1"><text:s text:c="10"/></text:p>
      <text:p text:style-name="P1"><text:s text:c="10"/>&lt;a href="/account/withdrawCny.do" class=""&gt;提现&lt;/a&gt;</text:p>
      <text:p text:style-name="P1"><text:s text:c="10"/></text:p>
      <text:p text:style-name="P1"><text:s text:c="8"/>&lt;/li&gt;</text:p>
      <text:p text:style-name="P1"><text:s text:c="8"/></text:p>
      <text:p text:style-name="P1"><text:s text:c="8"/>&lt;li class=""&gt;&lt;a href="/spot/record.do" class=""&gt;账单明细&lt;/a&gt;&lt;/li&gt;</text:p>
      <text:p text:style-name="P1"><text:s text:c="8"/></text:p>
      <text:p text:style-name="P1"><text:s text:c="8"/></text:p>
      <text:p text:style-name="P1"><text:s text:c="8"/>&lt;li class=""&gt;&lt;a href="/reserve/reserveData.do" class=""&gt;资产审计&lt;/a&gt;&lt;/li&gt;</text:p>
      <text:p text:style-name="P1"><text:s text:c="8"/></text:p>
      <text:p text:style-name="P1"><text:s text:c="8"/></text:p>
      <text:p text:style-name="P1"><text:s text:c="8"/></text:p>
      <text:p text:style-name="P1"><text:s text:c="6"/>&lt;/ul&gt;</text:p>
      <text:p text:style-name="P1"><text:s text:c="4"/>&lt;/div&gt;</text:p>
      <text:p text:style-name="P1"><text:s text:c="4"/></text:p>
      <text:p text:style-name="P1"><text:s text:c="4"/></text:p>
      <text:p text:style-name="P1"><text:s text:c="2"/></text:p>
      <text:p text:style-name="P1"><text:s text:c="2"/></text:p>
      <text:p text:style-name="P1"/>
      <text:p text:style-name="P1"/>
      <text:p text:style-name="P1"><text:tab/><text:tab/></text:p>
      <text:p text:style-name="P1"><text:tab/><text:tab/><text:tab/><text:tab/> <text:s/>&lt;div class="bor qqGroup"&gt;</text:p>
      <text:p text:style-name="P1"><text:tab/><text:tab/><text:tab/><text:tab/><text:tab/><text:tab/>&lt;div class="tradeTitle"&gt;</text:p>
      <text:p text:style-name="P1"><text:tab/><text:tab/><text:tab/><text:tab/><text:tab/><text:tab/><text:tab/>&lt;span class="QQGroup1"&gt;服务支持&lt;/span&gt;</text:p>
      <text:p text:style-name="P1"><text:tab/><text:tab/><text:tab/><text:tab/><text:tab/><text:tab/>&lt;/div&gt;</text:p>
      <text:p text:style-name="P1"><text:tab/><text:tab/><text:tab/><text:tab/><text:tab/><text:tab/>&lt;ul class="bor-3"&gt;</text:p>
      <text:p text:style-name="P1"><text:tab/><text:tab/><text:tab/><text:tab/><text:tab/><text:tab/><text:tab/>&lt;li class=""&gt;</text:p>
      <text:p text:style-name="P1"><text:tab/><text:tab/><text:tab/><text:tab/><text:tab/><text:tab/><text:tab/><text:tab/>&lt;span class="supportQQ fontsize-12 gray3"&gt;&lt;a id="" target="_blank" href="javascript:void(0);" onclick="javascript:openUdesk();"&gt;在线咨询&lt;/a&gt;&lt;/span&gt;</text:p>
      <text:p text:style-name="P1"><text:tab/><text:tab/><text:tab/><text:tab/><text:tab/><text:tab/><text:tab/>&lt;/li&gt;</text:p>
      <text:p text:style-name="P1"><text:tab/><text:tab/><text:tab/><text:tab/><text:tab/><text:tab/>&lt;/ul&gt;</text:p>
      <text:p text:style-name="P1"><text:tab/><text:tab/><text:tab/><text:tab/><text:tab/> <text:s text:c="3"/>&lt;ul class="bor-3"&gt;</text:p>
      <text:p text:style-name="P1"><text:tab/><text:tab/><text:tab/><text:tab/><text:tab/><text:tab/> <text:s/>&lt;li id="controlDisplayQQGroup" style="display:none;"&gt;&lt;a onclick="javascript:controlDisplayQQGroup()" class="closeed" style="padding-left:12px;"&gt;&lt;em&gt;&lt;/em&gt;QQ交流群&lt;/a&gt;&lt;/li&gt;</text:p>
      <text:p text:style-name="P1"><text:tab/><text:tab/><text:tab/><text:tab/><text:tab/> <text:tab/> <text:s/>&lt;li id="controlHiddenQQGroup"&gt;&lt;a onclick="javascript:controlHiddenQQGroup()" class="open" style="padding-left:12px;"&gt;&lt;em&gt;&lt;/em&gt;QQ交流群&lt;/a&gt;&lt;/li&gt;</text:p>
      <text:p text:style-name="P1"><text:tab/><text:tab/><text:tab/><text:tab/><text:tab/> <text:s text:c="3"/>&lt;/ul&gt;</text:p>
      <text:p text:style-name="P1"><text:tab/><text:tab/><text:tab/><text:tab/><text:tab/><text:tab/>&lt;ul class="bor-3" id="QQRest" style=""&gt;</text:p>
      <text:p text:style-name="P1"><text:tab/><text:tab/><text:tab/><text:tab/><text:tab/><text:tab/><text:tab/></text:p>
      <text:p text:style-name="P1"><text:tab/><text:tab/><text:tab/><text:tab/><text:tab/><text:tab/><text:tab/><text:tab/><text:tab/><text:tab/><text:tab/>&lt;li class=""&gt;</text:p>
      <text:p text:style-name="P1"><text:soft-page-break/><text:tab/><text:tab/><text:tab/><text:tab/><text:tab/><text:tab/><text:tab/><text:tab/><text:tab/><text:tab/><text:tab/><text:tab/>&lt;span class="fontsize-12 gray3 supportQQ"&gt;</text:p>
      <text:p text:style-name="P1"><text:s text:c="52"/>&lt;a id="" class="gray3" target="_blank" href="https:&amp;#47;&amp;#47;jq.qq.com&amp;#47;?_wv=1027&amp;k=4C0RIk1" title="API群529057533"&gt;API群529057533&lt;/a&gt;</text:p>
      <text:p text:style-name="P1"><text:tab/><text:tab/><text:tab/><text:tab/><text:tab/><text:tab/><text:tab/><text:tab/><text:tab/><text:tab/><text:tab/><text:tab/>&lt;/em&gt;</text:p>
      <text:p text:style-name="P1"><text:tab/><text:tab/><text:tab/><text:tab/><text:tab/><text:tab/><text:tab/><text:tab/><text:tab/><text:tab/><text:tab/>&lt;/li&gt;</text:p>
      <text:p text:style-name="P1"><text:tab/><text:tab/><text:tab/><text:tab/><text:tab/><text:tab/><text:tab/></text:p>
      <text:p text:style-name="P1"><text:tab/><text:tab/><text:tab/><text:tab/><text:tab/><text:tab/><text:tab/><text:tab/><text:tab/><text:tab/><text:tab/>&lt;li class=""&gt;</text:p>
      <text:p text:style-name="P1"><text:tab/><text:tab/><text:tab/><text:tab/><text:tab/><text:tab/><text:tab/><text:tab/><text:tab/><text:tab/><text:tab/><text:tab/>&lt;span class="fontsize-12 gray3 supportQQ"&gt;</text:p>
      <text:p text:style-name="P1"><text:s text:c="52"/>&lt;a id="" class="gray3" target="_blank" href="http:&amp;#47;&amp;#47;www.okmylove.com&amp;#47;okcoin007.html" title="新手微信okcoin007"&gt;新手微信okcoin007&lt;/a&gt;</text:p>
      <text:p text:style-name="P1"><text:tab/><text:tab/><text:tab/><text:tab/><text:tab/><text:tab/><text:tab/><text:tab/><text:tab/><text:tab/><text:tab/><text:tab/>&lt;/em&gt;</text:p>
      <text:p text:style-name="P1"><text:tab/><text:tab/><text:tab/><text:tab/><text:tab/><text:tab/><text:tab/><text:tab/><text:tab/><text:tab/><text:tab/>&lt;/li&gt;</text:p>
      <text:p text:style-name="P1"><text:tab/><text:tab/><text:tab/><text:tab/><text:tab/><text:tab/><text:tab/></text:p>
      <text:p text:style-name="P1"><text:tab/><text:tab/><text:tab/><text:tab/><text:tab/><text:tab/><text:tab/><text:tab/><text:tab/><text:tab/><text:tab/>&lt;li class=""&gt;</text:p>
      <text:p text:style-name="P1"><text:tab/><text:tab/><text:tab/><text:tab/><text:tab/><text:tab/><text:tab/><text:tab/><text:tab/><text:tab/><text:tab/><text:tab/>&lt;span class="fontsize-12 gray3 supportQQ"&gt;</text:p>
      <text:p text:style-name="P1"><text:s text:c="52"/>&lt;a id="" class="gray3" target="_blank" href="https:&amp;#47;&amp;#47;jq.qq.com&amp;#47;?_wv=1027&amp;k=43C1Hio" title="合约群531307100"&gt;合约群531307100&lt;/a&gt;</text:p>
      <text:p text:style-name="P1"><text:tab/><text:tab/><text:tab/><text:tab/><text:tab/><text:tab/><text:tab/><text:tab/><text:tab/><text:tab/><text:tab/><text:tab/>&lt;/em&gt;</text:p>
      <text:p text:style-name="P1"><text:tab/><text:tab/><text:tab/><text:tab/><text:tab/><text:tab/><text:tab/><text:tab/><text:tab/><text:tab/><text:tab/>&lt;/li&gt;</text:p>
      <text:p text:style-name="P1"><text:tab/><text:tab/><text:tab/><text:tab/><text:tab/><text:tab/><text:tab/></text:p>
      <text:p text:style-name="P1"><text:tab/><text:tab/><text:tab/><text:tab/><text:tab/><text:tab/>&lt;/ul&gt;</text:p>
      <text:p text:style-name="P1"><text:tab/><text:tab/><text:tab/><text:tab/> <text:s/>&lt;/div&gt;</text:p>
      <text:p text:style-name="P1"><text:tab/><text:tab/><text:tab/></text:p>
      <text:p text:style-name="P1"/>
      <text:p text:style-name="P1"><text:s text:c="2"/>&lt;script type="text/javascript"&gt;</text:p>
      <text:p text:style-name="P1"><text:s text:c="6"/>(function (window,document) {</text:p>
      <text:p text:style-name="P1"><text:s text:c="10"/>function setMenuCheck() {</text:p>
      <text:p text:style-name="P1"><text:s text:c="14"/>var hashStr = window.location.hash.replace("#","").toLowerCase();</text:p>
      <text:p text:style-name="P1"><text:s text:c="14"/>if(hashStr!="") {</text:p>
      <text:p text:style-name="P1"><text:s text:c="18"/>var dom = document.getElementById('leftMenu_' + hashStr);</text:p>
      <text:p text:style-name="P1"><text:s text:c="18"/>if (dom != null) {</text:p>
      <text:p text:style-name="P1"><text:s text:c="22"/>var parent = document.getElementById('leftMenues');</text:p>
      <text:p text:style-name="P1"><text:s text:c="22"/>var arr = parent.getElementsByTagName('li');</text:p>
      <text:p text:style-name="P1"><text:s text:c="22"/>for (var x = 0; x &lt; arr.length; x++) {</text:p>
      <text:p text:style-name="P1"><text:s text:c="26"/>arr[x].className = "";</text:p>
      <text:p text:style-name="P1"><text:s text:c="22"/>}</text:p>
      <text:p text:style-name="P1"><text:s text:c="22"/>dom.className = "cur";</text:p>
      <text:p text:style-name="P1"><text:s text:c="22"/>if(document.getElementById('entrustManagerLink')!=null) {</text:p>
      <text:p text:style-name="P1"><text:s text:c="26"/>document.getElementById('entrustManagerLink').href = "/spot/entrust.do?currency=" + hashStr;</text:p>
      <text:p text:style-name="P1"><text:s text:c="22"/>}</text:p>
      <text:p text:style-name="P1"><text:s text:c="22"/>if(document.title.indexOf('－')&gt;-1){</text:p>
      <text:p text:style-name="P1"><text:soft-page-break/><text:s text:c="26"/>document.title=hashStr.toUpperCase()+ document.getElementById('titlespot2').value +'－'+ document.title.split('－')[1];</text:p>
      <text:p text:style-name="P1"><text:s text:c="22"/>}</text:p>
      <text:p text:style-name="P1"><text:s text:c="22"/>//$('#leftMenu_' + hashStr).find('a').eq(0).click();</text:p>
      <text:p text:style-name="P1"><text:s text:c="18"/>}</text:p>
      <text:p text:style-name="P1"><text:s text:c="18"/>else {</text:p>
      <text:p text:style-name="P1"><text:s text:c="22"/>window.location.href = "/trade/btc.do";</text:p>
      <text:p text:style-name="P1"><text:s text:c="18"/>}</text:p>
      <text:p text:style-name="P1"><text:s text:c="14"/>}</text:p>
      <text:p text:style-name="P1"><text:s text:c="10"/>}</text:p>
      <text:p text:style-name="P1"><text:s text:c="10"/>window.onhashchange=function(){</text:p>
      <text:p text:style-name="P1"><text:s text:c="14"/>setMenuCheck();</text:p>
      <text:p text:style-name="P1"><text:s text:c="10"/>}</text:p>
      <text:p text:style-name="P1"><text:s text:c="10"/>setMenuCheck();</text:p>
      <text:p text:style-name="P1"><text:s text:c="6"/>})(window,document);</text:p>
      <text:p text:style-name="P1"><text:s text:c="2"/>&lt;/script&gt;</text:p>
      <text:p text:style-name="P1">&lt;/div&gt;</text:p>
      <text:p text:style-name="P1"><text:tab/>&lt;div class="rightArea"&gt;</text:p>
      <text:p text:style-name="P1"><text:tab/><text:tab/></text:p>
      <text:p text:style-name="P1"/>
      <text:p text:style-name="P1">&lt;div id="ipalert"&gt;&lt;/div&gt;</text:p>
      <text:p text:style-name="P1"/>
      <text:p text:style-name="P1"/>
      <text:p text:style-name="P1">&lt;script type="text/javascript"&gt;</text:p>
      <text:p text:style-name="P1"><text:s text:c="4"/>// 页面加载完后执行</text:p>
      <text:p text:style-name="P1"><text:s text:c="4"/>if(window.onload!=null){</text:p>
      <text:p text:style-name="P1"><text:s text:c="8"/>// 追加方法</text:p>
      <text:p text:style-name="P1"><text:s text:c="8"/>eval("theOldFun="+window.onload.toString());</text:p>
      <text:p text:style-name="P1"><text:s text:c="8"/>window.onload=function(){</text:p>
      <text:p text:style-name="P1"><text:s text:c="12"/>theOldFun();// 新用户引导条</text:p>
      <text:p text:style-name="P1"><text:s text:c="12"/>jQuery("#ipalert").load("/user/showIpAlert.do",function() {</text:p>
      <text:p text:style-name="P1"><text:s text:c="12"/>});</text:p>
      <text:p text:style-name="P1"><text:s text:c="8"/>}</text:p>
      <text:p text:style-name="P1"><text:s text:c="4"/>}else{</text:p>
      <text:p text:style-name="P1"><text:s text:c="8"/>window.onload = function(){</text:p>
      <text:p text:style-name="P1"><text:s text:c="12"/>// 新用户引导条</text:p>
      <text:p text:style-name="P1"><text:s text:c="12"/>jQuery("#ipalert").load("/user/showIpAlert.do",function() {</text:p>
      <text:p text:style-name="P1"><text:s text:c="12"/>});</text:p>
      <text:p text:style-name="P1"><text:s text:c="8"/>}</text:p>
      <text:p text:style-name="P1"><text:s text:c="4"/>}</text:p>
      <text:p text:style-name="P1">&lt;/script&gt;</text:p>
      <text:p text:style-name="P1"/>
      <text:p text:style-name="P1"><text:tab/><text:tab/>&lt;div class="balance-title"&gt;</text:p>
      <text:p text:style-name="P1"><text:tab/><text:tab/><text:tab/>总资产: &lt;span id="spotTotalAssets" style="display: none"&gt;￥&lt;/span&gt;</text:p>
      <text:p text:style-name="P1"><text:tab/><text:tab/><text:tab/>&lt;a class="transfer" href="javascript:showFundTransferPop()"&gt;资金划转&lt;/a&gt;</text:p>
      <text:p text:style-name="P1"><text:tab/><text:tab/>&lt;/div&gt;</text:p>
      <text:p text:style-name="P1"><text:tab/><text:tab/>&lt;table id="spotAccountTable" class="common-table"&gt;</text:p>
      <text:p text:style-name="P1"><text:tab/><text:tab/><text:tab/>&lt;tr class="head"&gt;</text:p>
      <text:p text:style-name="P1"><text:soft-page-break/><text:tab/><text:tab/><text:tab/><text:tab/>&lt;td&gt;币种&lt;/td&gt;</text:p>
      <text:p text:style-name="P1"><text:tab/><text:tab/><text:tab/><text:tab/>&lt;td&gt;可用&lt;/td&gt;</text:p>
      <text:p text:style-name="P1"><text:tab/><text:tab/><text:tab/><text:tab/>&lt;td&gt;冻结&lt;/td&gt;</text:p>
      <text:p text:style-name="P1"><text:tab/><text:tab/><text:tab/><text:tab/>&lt;td&gt;操作&lt;/td&gt;</text:p>
      <text:p text:style-name="P1"><text:tab/><text:tab/><text:tab/>&lt;/tr&gt;</text:p>
      <text:p text:style-name="P1"><text:tab/><text:tab/><text:tab/>&lt;tr class="init-row"&gt;</text:p>
      <text:p text:style-name="P1"><text:tab/><text:tab/><text:tab/><text:tab/>&lt;td&gt;&lt;/td&gt;</text:p>
      <text:p text:style-name="P1"><text:tab/><text:tab/><text:tab/><text:tab/>&lt;td&gt;&lt;/td&gt;</text:p>
      <text:p text:style-name="P1"><text:tab/><text:tab/><text:tab/><text:tab/>&lt;td&gt;&lt;/td&gt;</text:p>
      <text:p text:style-name="P1"><text:tab/><text:tab/><text:tab/><text:tab/>&lt;td&gt;&lt;/td&gt;</text:p>
      <text:p text:style-name="P1"><text:tab/><text:tab/><text:tab/>&lt;/tr&gt;</text:p>
      <text:p text:style-name="P1"><text:tab/><text:tab/><text:tab/>&lt;tr class="init-row"&gt;</text:p>
      <text:p text:style-name="P1"><text:tab/><text:tab/><text:tab/><text:tab/>&lt;td&gt;&lt;/td&gt;</text:p>
      <text:p text:style-name="P1"><text:tab/><text:tab/><text:tab/><text:tab/>&lt;td&gt;&lt;/td&gt;</text:p>
      <text:p text:style-name="P1"><text:tab/><text:tab/><text:tab/><text:tab/>&lt;td&gt;&lt;/td&gt;</text:p>
      <text:p text:style-name="P1"><text:tab/><text:tab/><text:tab/><text:tab/>&lt;td&gt;&lt;/td&gt;</text:p>
      <text:p text:style-name="P1"><text:tab/><text:tab/><text:tab/>&lt;/tr&gt;</text:p>
      <text:p text:style-name="P1"><text:tab/><text:tab/>&lt;/table&gt;</text:p>
      <text:p text:style-name="P1"><text:tab/>&lt;/div&gt;</text:p>
      <text:p text:style-name="P1">&lt;/div&gt;</text:p>
      <text:p text:style-name="P1"/>
      <text:p text:style-name="P1">&lt;input type="hidden" id="coinMainUrl" value="https://www.okcoin.cn"/&gt;</text:p>
      <text:p text:style-name="P1">&lt;input type="hidden" id="coinPreUrl" value="https://img.bafang.com/v_20170823002/okcoin"/&gt;</text:p>
      <text:p text:style-name="P1">&lt;input type="hidden" id="footsetFlag" value="1"&gt;<text:tab/></text:p>
      <text:p text:style-name="P1">&lt;input type="hidden" id="footLanguageType" value="0"&gt;<text:tab/></text:p>
      <text:p text:style-name="P1"/>
      <text:p text:style-name="P1"/>
      <text:p text:style-name="P1"/>
      <text:p text:style-name="P1"/>
      <text:p text:style-name="P1"/>
      <text:p text:style-name="P1"/>
      <text:p text:style-name="P1">&lt;!-- <text:tab/><text:tab/><text:tab/>// --&gt;</text:p>
      <text:p text:style-name="P1"/>
      <text:p text:style-name="P1">&lt;input id="minibtctradeamountbuy" type="hidden" value="0.01"&gt;</text:p>
      <text:p text:style-name="P1">&lt;input id="minibtctradeamountsell" type="hidden" value="0.01"&gt;</text:p>
      <text:p text:style-name="P1">&lt;input id="miniltctradeamountbuy" type="hidden" value="0.1"&gt;</text:p>
      <text:p text:style-name="P1">&lt;input id="miniltctradeamountsell" type="hidden" value="0.1"&gt;</text:p>
      <text:p text:style-name="P1">&lt;input type="hidden" id="domain_siteflag" value="1"&gt;</text:p>
      <text:p text:style-name="P1">&lt;input type="hidden" id="datePickerLanguageType" value="en"&gt;</text:p>
      <text:p text:style-name="P1">&lt;input type="hidden" id="__pre_url" value="https://img.bafang.com/v_20170823002/okcoin"&gt;</text:p>
      <text:p text:style-name="P1"/>
      <text:p text:style-name="P1"/>
      <text:p text:style-name="P1"/>
      <text:p text:style-name="P1"/>
      <text:p text:style-name="P1"/>
      <text:p text:style-name="P1">&lt;script type="text/javascript" src="https://img.bafang.com/v_20170823002/okcoin/js/language/language_zh_CN.js"&gt;&lt;/script&gt;</text:p>
      <text:p text:style-name="P1"/>
      <text:p text:style-name="P1">&lt;script type="text/javascript" src="https://img.bafang.com/v_20170823002/okcoin/js/language/language.js"&gt;&lt;/script&gt;</text:p>
      <text:p text:style-name="P1">&lt;script type="text/javascript" src="https://img.bafang.com/v_20170823002/okcoin/js/errorEnum.js"&gt;&lt;/script&gt;</text:p>
      <text:p text:style-name="P1"><text:soft-page-break/></text:p>
      <text:p text:style-name="P1">&lt;script type="text/javascript" src="https://img.bafang.com/v_20170823002/okcoin/js/jquery/jquery-1.8.2.js"&gt;&lt;/script&gt;</text:p>
      <text:p text:style-name="P1">&lt;script type="text/javascript" src="https://img.bafang.com/v_20170823002/okcoin/js/jquery/jquery-ui-1.9.0.custom.js"&gt;&lt;/script&gt;</text:p>
      <text:p text:style-name="P1">&lt;script type="text/javascript" src="https://img.bafang.com/v_20170823002/okcoin/js/coincommon.js"&gt;&lt;/script&gt;</text:p>
      <text:p text:style-name="P1"/>
      <text:p text:style-name="P1"/>
      <text:p text:style-name="P1"/>
      <text:p text:style-name="P1"/>
      <text:p text:style-name="P1"/>
      <text:p text:style-name="P1"/>
      <text:p text:style-name="P1">&lt;script type="text/javascript"&gt;</text:p>
      <text:p text:style-name="P1"><text:tab/>jQuery(document).ready(function(){</text:p>
      <text:p text:style-name="P1"><text:tab/><text:tab/>//防止Clickjacking攻击</text:p>
      <text:p text:style-name="P1"><text:tab/><text:tab/>if(window!=window.parent){</text:p>
      <text:p text:style-name="P1"><text:tab/><text:tab/><text:tab/>var matches=/\/\/([^\/]+)\//.exec(document.referrer);</text:p>
      <text:p text:style-name="P1"><text:tab/><text:tab/><text:tab/>if(matches&amp;&amp;matches[1]&amp;&amp;[location.host,'http://local.okcoin.com/','https://www.okcoin.com/','http://localtest.okcoin.com/','http://local.okcoin.cn/','https://www.okcoin.cn/','http://localtest.okcoin.cn/'].indexOf(matches[1])!=-1){</text:p>
      <text:p text:style-name="P1"><text:tab/><text:tab/><text:tab/>}else{</text:p>
      <text:p text:style-name="P1"><text:tab/><text:tab/><text:tab/><text:tab/>alert("这是个仿冒OKCoin的钓鱼网站，该网站会可能会盗取用户的账户密码等私人信息，将回到OKCoin官方网站,请注意域名变化！");</text:p>
      <text:p text:style-name="P1"><text:tab/><text:tab/><text:tab/><text:tab/>window.parent.location=location ;</text:p>
      <text:p text:style-name="P1"><text:tab/><text:tab/><text:tab/>}</text:p>
      <text:p text:style-name="P1"><text:tab/><text:tab/>}</text:p>
      <text:p text:style-name="P1"><text:tab/>});</text:p>
      <text:p text:style-name="P1"><text:tab/>var footsetFlag = document.getElementById("footsetFlag").value;</text:p>
      <text:p text:style-name="P1"><text:tab/>var chartLanguageType = jQuery("#footLanguageType").val();</text:p>
      <text:p text:style-name="P1">&lt;/script&gt;</text:p>
      <text:p text:style-name="P1">&lt;script type="text/javascript" src="https://img.bafang.com/v_20170823002/okcoin/js3.0/page/account/ajax.js"&gt;&lt;/script&gt;</text:p>
      <text:p text:style-name="P1">&lt;script type="text/javascript" src="https://img.bafang.com/v_20170823002/okcoin/js3.0/lib/template-web.js"&gt;&lt;/script&gt;</text:p>
      <text:p text:style-name="P1">&lt;script type="text/javascript" src="https://img.bafang.com/v_20170823002/okcoin/js3.0/page/account/index.js"&gt;&lt;/script&gt;</text:p>
      <text:p text:style-name="P1"/>
      <text:p text:style-name="P1"/>
      <text:p text:style-name="P1"/>
      <text:p text:style-name="P1"/>
      <text:p text:style-name="P1"/>
      <text:p text:style-name="P1">&lt;div id="allFooter" class="clear"&gt;</text:p>
      <text:p text:style-name="P1"><text:tab/></text:p>
      <text:p text:style-name="P1"><text:tab/></text:p>
      <text:p text:style-name="P1"><text:tab/>&lt;div class="foot clear" id="footer" style="height:175px;"&gt;</text:p>
      <text:p text:style-name="P1"><text:tab/><text:tab/>&lt;ul&gt;</text:p>
      <text:p text:style-name="P1"><text:tab/><text:tab/><text:tab/>&lt;li style="padding-left: 0px;"&gt;&lt;a href="/about.html"&gt;关于我们&lt;/a&gt;&lt;/li&gt;</text:p>
      <text:p text:style-name="P1"><text:tab/><text:tab/><text:tab/>&lt;li&gt;&lt;a href="/media.html"&gt;媒体报道&lt;/a&gt;&lt;/li&gt;</text:p>
      <text:p text:style-name="P1"><text:tab/><text:tab/><text:tab/>&lt;li&gt;&lt;a href="/linkUs.html"&gt;联系我们&lt;/a&gt;&lt;/li&gt;</text:p>
      <text:p text:style-name="P1"><text:soft-page-break/><text:tab/><text:tab/><text:tab/>&lt;li&gt;&lt;a href="/about/team.do"&gt;团队介绍&lt;/a&gt;&lt;/li&gt;</text:p>
      <text:p text:style-name="P1"><text:tab/><text:tab/><text:tab/>&lt;li&gt;&lt;a href="/recruit.html"&gt;招聘英才&lt;/a&gt;&lt;/li&gt;</text:p>
      <text:p text:style-name="P1"><text:tab/><text:tab/><text:tab/>&lt;li&gt;&lt;a href="/about/term.do" rel="nofollow"&gt;服务条款&lt;/a&gt;&lt;/li&gt;</text:p>
      <text:p text:style-name="P1"><text:tab/><text:tab/><text:tab/>&lt;li&gt;&lt;a href="/about/risk.do" rel="nofollow"&gt;免责声明&lt;/a&gt;&lt;/li&gt;</text:p>
      <text:p text:style-name="P1"><text:tab/><text:tab/><text:tab/>&lt;li&gt;&lt;a href="/about/privacy.do" rel="nofollow"&gt;隐私保护&lt;/a&gt;&lt;/li&gt;</text:p>
      <text:p text:style-name="P1"><text:tab/><text:tab/><text:tab/></text:p>
      <text:p text:style-name="P1"><text:tab/><text:tab/><text:tab/>&lt;li style="position: relative;float: right;padding: 0px;"&gt;</text:p>
      <text:p text:style-name="P1"><text:tab/><text:tab/><text:tab/><text:tab/>&lt;span id="languageTypeStyle" class="lightWhite languageMessage"&gt;</text:p>
      <text:p text:style-name="P1"><text:tab/><text:tab/><text:tab/><text:tab/><text:tab/>&lt;span class="span-lan-flag0"&gt;&lt;/span&gt;</text:p>
      <text:p text:style-name="P1"><text:tab/><text:tab/><text:tab/><text:tab/>&lt;/span&gt;</text:p>
      <text:p text:style-name="P1"><text:tab/><text:tab/><text:tab/><text:tab/>&lt;b class="caret" style="margin-left: 0px;"&gt;&lt;/b&gt;</text:p>
      <text:p text:style-name="P1"><text:tab/><text:tab/><text:tab/><text:tab/>&lt;div style="display:none;" id="languageTypeStyleId" class="dropDown"&gt;</text:p>
      <text:p text:style-name="P1"><text:tab/><text:tab/><text:tab/><text:tab/><text:tab/>&lt;ul style="width:88px;margin: 0px;"&gt;</text:p>
      <text:p text:style-name="P1"><text:tab/><text:tab/><text:tab/><text:tab/><text:tab/><text:tab/>&lt;li class="li-lan-flag"&gt;</text:p>
      <text:p text:style-name="P1"><text:tab/><text:tab/><text:tab/><text:tab/><text:tab/><text:tab/><text:tab/></text:p>
      <text:p text:style-name="P1"><text:tab/><text:tab/><text:tab/><text:tab/><text:tab/><text:tab/><text:tab/>&lt;span class="span-cn-flag" <text:s/>onclick="javascript:getLanguageCookie(0)"&gt;&lt;/span&gt;</text:p>
      <text:p text:style-name="P1"><text:tab/><text:tab/><text:tab/><text:tab/><text:tab/><text:tab/><text:tab/>&lt;a class="" href="javascript:void(0);" onclick="javascript:getLanguageCookie(0)"&gt;简体中文&lt;/a&gt;</text:p>
      <text:p text:style-name="P1"><text:tab/><text:tab/><text:tab/><text:tab/><text:tab/><text:tab/><text:tab/></text:p>
      <text:p text:style-name="P1"><text:tab/><text:tab/><text:tab/><text:tab/><text:tab/><text:tab/>&lt;/li&gt;</text:p>
      <text:p text:style-name="P1"><text:tab/><text:tab/><text:tab/><text:tab/><text:tab/><text:tab/></text:p>
      <text:p text:style-name="P1"><text:tab/><text:tab/><text:tab/><text:tab/><text:tab/><text:tab/>&lt;li class="li-lan-flag"&gt;</text:p>
      <text:p text:style-name="P1"><text:tab/><text:tab/><text:tab/><text:tab/><text:tab/><text:tab/><text:tab/>&lt;span class="span-en-flag" onclick="javascript:getLanguageCookie(1)"&gt;&lt;/span&gt;</text:p>
      <text:p text:style-name="P1"><text:tab/><text:tab/><text:tab/><text:tab/><text:tab/><text:tab/><text:tab/>&lt;a class="" href="javascript:void(0);" <text:s/>onclick="javascript:getLanguageCookie(1)"&gt;English&lt;/a&gt;</text:p>
      <text:p text:style-name="P1"><text:tab/><text:tab/><text:tab/><text:tab/><text:tab/><text:tab/>&lt;/li&gt;</text:p>
      <text:p text:style-name="P1"><text:tab/><text:tab/><text:tab/><text:tab/><text:tab/><text:tab/></text:p>
      <text:p text:style-name="P1"><text:tab/><text:tab/><text:tab/><text:tab/><text:tab/><text:tab/></text:p>
      <text:p text:style-name="P1"><text:tab/><text:tab/><text:tab/><text:tab/><text:tab/><text:tab/></text:p>
      <text:p text:style-name="P1"><text:tab/><text:tab/><text:tab/><text:tab/><text:tab/><text:tab/>&lt;li class="li-lan-flag"&gt;</text:p>
      <text:p text:style-name="P1"><text:tab/><text:tab/><text:tab/><text:tab/><text:tab/><text:tab/><text:tab/>&lt;span class="span-tw-flag" onclick="javascript:getLanguageCookie(2)"&gt;&lt;/span&gt;</text:p>
      <text:p text:style-name="P1"><text:tab/><text:tab/><text:tab/><text:tab/><text:tab/><text:tab/><text:tab/>&lt;a class="" href="javascript:void(0);" <text:s/>onclick="javascript:getLanguageCookie(2)"&gt;繁體中文&lt;/a&gt;</text:p>
      <text:p text:style-name="P1"><text:tab/><text:tab/><text:tab/><text:tab/><text:tab/><text:tab/>&lt;/li&gt;</text:p>
      <text:p text:style-name="P1"><text:tab/><text:tab/><text:tab/><text:tab/><text:tab/><text:tab/></text:p>
      <text:p text:style-name="P1"><text:tab/><text:tab/><text:tab/><text:tab/><text:tab/>&lt;/ul&gt;</text:p>
      <text:p text:style-name="P1"><text:tab/><text:tab/><text:tab/><text:tab/>&lt;/div&gt;</text:p>
      <text:p text:style-name="P1"><text:tab/><text:tab/><text:tab/>&lt;/li&gt;</text:p>
      <text:p text:style-name="P1"><text:tab/><text:tab/>&lt;/ul&gt;</text:p>
      <text:p text:style-name="P1"><text:tab/><text:tab/>&lt;div class="interaction"&gt;</text:p>
      <text:p text:style-name="P1"><text:tab/><text:tab/><text:tab/>&lt;ul&gt;</text:p>
      <text:p text:style-name="P1"><text:tab/><text:tab/><text:tab/><text:tab/>&lt;ul&gt;</text:p>
      <text:p text:style-name="P1"><text:tab/><text:tab/><text:tab/><text:tab/><text:tab/>&lt;li&gt;&lt;span&gt;联系我们：&lt;/span&gt;&lt;/li&gt;</text:p>
      <text:p text:style-name="P1"><text:tab/><text:tab/><text:tab/><text:tab/><text:tab/></text:p>
      <text:p text:style-name="P1"><text:tab/><text:tab/><text:tab/><text:tab/><text:tab/> <text:s text:c="3"/>&lt;li&gt;&lt;span&gt;400-888-6636&lt;/span&gt; &lt;span&gt;(7*24小时)&lt;/span&gt;&lt;/li&gt;</text:p>
      <text:p text:style-name="P1"><text:tab/><text:tab/><text:tab/><text:tab/><text:tab/></text:p>
      <text:p text:style-name="P1"><text:soft-page-break/><text:tab/><text:tab/><text:tab/><text:tab/>&lt;/ul&gt;</text:p>
      <text:p text:style-name="P1"><text:tab/><text:tab/><text:tab/>&lt;/ul&gt;</text:p>
      <text:p text:style-name="P1"><text:tab/><text:tab/><text:tab/>&lt;p class="copyright"&gt;</text:p>
      <text:p text:style-name="P1"><text:tab/><text:tab/><text:tab/><text:tab/>©2013-2017 OKCoin.cn</text:p>
      <text:p text:style-name="P1"><text:tab/><text:tab/><text:tab/><text:tab/></text:p>
      <text:p text:style-name="P1"><text:tab/><text:tab/><text:tab/><text:tab/><text:tab/></text:p>
      <text:p text:style-name="P1"><text:tab/><text:tab/><text:tab/><text:tab/><text:tab/><text:tab/>OKCoin 版权所有 | &lt;a rel="nofollow" href="https://www.miibeian.gov.cn/" target="_blank"&gt;京ICP备13001093号-3&lt;/a&gt; 京公网安备11010802013149号</text:p>
      <text:p text:style-name="P1"><text:tab/><text:tab/><text:tab/><text:tab/><text:tab/></text:p>
      <text:p text:style-name="P1"><text:tab/><text:tab/><text:tab/><text:tab/></text:p>
      <text:p text:style-name="P1"><text:tab/><text:tab/><text:tab/>&lt;/p&gt;</text:p>
      <text:p text:style-name="P1"><text:tab/><text:tab/><text:tab/>&lt;div class="clear"&gt;</text:p>
      <text:p text:style-name="P1"><text:tab/><text:tab/><text:tab/><text:tab/></text:p>
      <text:p text:style-name="P1"><text:tab/><text:tab/><text:tab/><text:tab/> <text:s text:c="3"/>&lt;div class="divleft"&gt;北京乐酷达网络科技有限公司&lt;/div&gt;</text:p>
      <text:p text:style-name="P1"><text:tab/><text:tab/><text:tab/><text:tab/></text:p>
      <text:p text:style-name="P1"><text:tab/><text:tab/><text:tab/><text:tab/>&lt;div class="divright"&gt;市场有风险 投资需谨慎&lt;/div&gt;</text:p>
      <text:p text:style-name="P1"><text:tab/><text:tab/><text:tab/>&lt;/div&gt;</text:p>
      <text:p text:style-name="P1"><text:tab/><text:tab/>&lt;/div&gt;</text:p>
      <text:p text:style-name="P1"><text:tab/><text:tab/>&lt;div class="cooperation"&gt;</text:p>
      <text:p text:style-name="P1"><text:tab/><text:tab/><text:tab/>&lt;span class="title"&gt;OK公司产品：&lt;/span&gt;</text:p>
      <text:p text:style-name="P1"><text:tab/><text:tab/><text:tab/></text:p>
      <text:p text:style-name="P1"><text:tab/><text:tab/><text:tab/><text:tab/>&lt;a href="https://www.okcoin.com" target="_blank" target="_blank"&gt;OKCoin国际&lt;/a&gt;</text:p>
      <text:p text:style-name="P1"><text:tab/><text:tab/><text:tab/></text:p>
      <text:p text:style-name="P1"><text:tab/><text:tab/><text:tab/>&lt;span class="line"&gt;&lt;/span&gt;</text:p>
      <text:p text:style-name="P1"><text:tab/><text:tab/><text:tab/>&lt;a href="https://www.okex.com" target="_blank"&gt;OKEX&lt;/a&gt;</text:p>
      <text:p text:style-name="P1"><text:tab/><text:tab/><text:tab/>&lt;span class="line"&gt;&lt;/span&gt;</text:p>
      <text:p text:style-name="P1"><text:tab/><text:tab/><text:tab/>&lt;a href="https://www.oklink.com" target="_blank"&gt;OKLink&lt;/a&gt;</text:p>
      <text:p text:style-name="P1"><text:tab/><text:tab/><text:tab/>&lt;span class="line"&gt;&lt;/span&gt;</text:p>
      <text:p text:style-name="P1"><text:tab/><text:tab/><text:tab/>&lt;a href="http://www.jixianyuan.com" target="_blank"&gt;极限元&lt;/a&gt;</text:p>
      <text:p text:style-name="P1"><text:tab/><text:tab/><text:tab/>&lt;span class="line"&gt;&lt;/span&gt;</text:p>
      <text:p text:style-name="P1"><text:tab/><text:tab/><text:tab/>&lt;a href="http://www.bafang.com" target="_blank"&gt;八方贵金属&lt;/a&gt;</text:p>
      <text:p text:style-name="P1"><text:tab/><text:tab/>&lt;/div&gt;</text:p>
      <text:p text:style-name="P1"><text:tab/><text:tab/>&lt;div class="version"&gt;</text:p>
      <text:p text:style-name="P1"><text:tab/><text:tab/><text:tab/>&lt;span style='color:#2E3136;'&gt;运行时间是：43&lt;/span&gt;</text:p>
      <text:p text:style-name="P1"><text:tab/><text:tab/>&lt;/div&gt;</text:p>
      <text:p text:style-name="P1"><text:tab/>&lt;/div&gt;</text:p>
      <text:p text:style-name="P1"><text:tab/></text:p>
      <text:p text:style-name="P1"><text:tab/><text:tab/></text:p>
      <text:p text:style-name="P1"><text:tab/><text:tab/></text:p>
      <text:p text:style-name="P1"><text:tab/></text:p>
      <text:p text:style-name="P1"><text:tab/></text:p>
      <text:p text:style-name="P1"/>
      <text:p text:style-name="P1"/>
      <text:p text:style-name="P1">&lt;div style="display: none;"&gt;</text:p>
      <text:p text:style-name="P1"><text:tab/>&lt;input id="languageType" value="0"&gt;</text:p>
      <text:p text:style-name="P1"><text:tab/></text:p>
      <text:p text:style-name="P1"><text:tab/><text:tab/>&lt;input id="md5_code" value="82CF54B8AA75ECD7E5094C679176A118"&gt;</text:p>
      <text:p text:style-name="P1"><text:tab/><text:tab/>&lt;input id="random" value="6170553"&gt;</text:p>
      <text:p text:style-name="P1"><text:tab/></text:p>
      <text:p text:style-name="P1"><text:soft-page-break/>&lt;/div&gt;</text:p>
      <text:p text:style-name="P1"/>
      <text:p text:style-name="P1">&lt;div class="layerPopChat"&gt;</text:p>
      <text:p text:style-name="P1"><text:tab/>&lt;div class="popTitle"&gt;</text:p>
      <text:p text:style-name="P1"><text:tab/><text:tab/>&lt;span id="tipTitle"&gt;提示&lt;/span&gt;</text:p>
      <text:p text:style-name="P1"><text:tab/>&lt;/div&gt;</text:p>
      <text:p text:style-name="P1"><text:tab/>&lt;div class="popContent"&gt;</text:p>
      <text:p text:style-name="P1"><text:tab/><text:tab/>&lt;div class="content"&gt;</text:p>
      <text:p text:style-name="P1"><text:tab/><text:tab/><text:tab/>&lt;p id="tipInfo"&gt;请先登录&lt;/p&gt;</text:p>
      <text:p text:style-name="P1"><text:tab/><text:tab/>&lt;/div&gt;</text:p>
      <text:p text:style-name="P1"/>
      <text:p text:style-name="P1"><text:tab/><text:tab/>&lt;div class="submit"&gt;</text:p>
      <text:p text:style-name="P1"><text:tab/><text:tab/><text:tab/>&lt;a class="sure" onclick="layerPopChatLogin()"&gt;登录&lt;/a&gt;</text:p>
      <text:p text:style-name="P1"><text:tab/><text:tab/><text:tab/>&lt;a class="cancel" onclick="layerPopChatCancel()"&gt;取消&lt;/a&gt;</text:p>
      <text:p text:style-name="P1"><text:tab/><text:tab/>&lt;/div&gt;</text:p>
      <text:p text:style-name="P1"><text:tab/>&lt;/div&gt;</text:p>
      <text:p text:style-name="P1">&lt;/div&gt;</text:p>
      <text:p text:style-name="P1"/>
      <text:p text:style-name="P1">&lt;div style="width:980px;"&gt;</text:p>
      <text:p text:style-name="P1"/>
      <text:p text:style-name="P1"><text:tab/>&lt;!-- 客服 --&gt;</text:p>
      <text:p text:style-name="P1"><text:tab/>&lt;div class="chatBody chatBodyService"&gt;</text:p>
      <text:p text:style-name="P1"><text:tab/><text:tab/>&lt;div class="chatTitle control controlNew"&gt;</text:p>
      <text:p text:style-name="P1"><text:tab/><text:tab/><text:tab/>&lt;span class="iconTipsService"&gt;&lt;/span&gt;</text:p>
      <text:p text:style-name="P1"><text:tab/><text:tab/><text:tab/>&lt;span class="text"&gt;客服400-888-6636&lt;/span&gt;</text:p>
      <text:p text:style-name="P1"><text:tab/><text:tab/><text:tab/>&lt;a class="downPop"&gt;&lt;/a&gt;</text:p>
      <text:p text:style-name="P1"><text:tab/><text:tab/>&lt;/div&gt;</text:p>
      <text:p text:style-name="P1"><text:tab/><text:tab/>&lt;div class="chatCenter"&gt;</text:p>
      <text:p text:style-name="P1"><text:tab/><text:tab/><text:tab/>&lt;div class="line"&gt;</text:p>
      <text:p text:style-name="P1"><text:tab/><text:tab/><text:tab/><text:tab/>&lt;span class="title"&gt;在线咨询&lt;/span&gt;</text:p>
      <text:p text:style-name="P1"><text:tab/><text:tab/><text:tab/><text:tab/>&lt;a class="link" href="javascript:void(0)" onclick="javascript:openUdesk();" target="_blank"&gt;在线咨询&lt;/a&gt;</text:p>
      <text:p text:style-name="P1"><text:tab/><text:tab/><text:tab/>&lt;/div&gt;</text:p>
      <text:p text:style-name="P1"><text:tab/><text:tab/><text:tab/>&lt;div class="line"&gt;</text:p>
      <text:p text:style-name="P1"><text:tab/><text:tab/><text:tab/><text:tab/>&lt;span class="title"&gt;在线留言&lt;/span&gt;</text:p>
      <text:p text:style-name="P1"><text:tab/><text:tab/><text:tab/><text:tab/>&lt;a class="link question" href="/question/question.do" target="_blank"&gt;发起提问&lt;/a&gt;</text:p>
      <text:p text:style-name="P1"><text:tab/><text:tab/><text:tab/>&lt;/div&gt;</text:p>
      <text:p text:style-name="P1"><text:tab/><text:tab/>&lt;/div&gt;</text:p>
      <text:p text:style-name="P1"><text:tab/><text:tab/>&lt;div class="chatBottom"&gt;</text:p>
      <text:p text:style-name="P1"><text:tab/><text:tab/><text:tab/>&lt;div class="right"&gt;</text:p>
      <text:p text:style-name="P1"><text:tab/><text:tab/><text:tab/><text:tab/>&lt;span class="iconTips"&gt;&lt;/span&gt;</text:p>
      <text:p text:style-name="P1"><text:tab/><text:tab/><text:tab/><text:tab/>&lt;span class="upPopChat text"&gt;聊天室&lt;/span&gt;</text:p>
      <text:p text:style-name="P1"><text:tab/><text:tab/><text:tab/>&lt;/div&gt;</text:p>
      <text:p text:style-name="P1"><text:tab/><text:tab/>&lt;/div&gt;</text:p>
      <text:p text:style-name="P1"><text:tab/>&lt;/div&gt;</text:p>
      <text:p text:style-name="P1"/>
      <text:p text:style-name="P1"><text:tab/>&lt;!-- 聊天框 --&gt;</text:p>
      <text:p text:style-name="P1"><text:tab/>&lt;div class="chatBody chatBodyNew"&gt;</text:p>
      <text:p text:style-name="P1"><text:tab/><text:tab/>&lt;div class="chatTitle control controlNew"&gt;</text:p>
      <text:p text:style-name="P1"><text:tab/><text:tab/><text:tab/>&lt;span class="iconTips"&gt;&lt;/span&gt;</text:p>
      <text:p text:style-name="P1"><text:soft-page-break/><text:tab/><text:tab/><text:tab/>&lt;span class="text"&gt;OKCoin聊天室&lt;/span&gt;</text:p>
      <text:p text:style-name="P1"><text:tab/><text:tab/><text:tab/>&lt;a class="downPop"&gt;&lt;/a&gt;</text:p>
      <text:p text:style-name="P1"><text:tab/><text:tab/>&lt;/div&gt;</text:p>
      <text:p text:style-name="P1"/>
      <text:p text:style-name="P1"><text:tab/><text:tab/>&lt;div class="newsBody newsBodyNew"&gt;</text:p>
      <text:p text:style-name="P1"><text:tab/><text:tab/><text:tab/>&lt;span class="newsIcon"&gt;&lt;/span&gt;</text:p>
      <text:p text:style-name="P1"><text:tab/><text:tab/><text:tab/>&lt;span&gt;请遵守聊天室规则！&lt;a class="titlePart" onclick="javascript:showChatRulePop()" href="javascript:void(0)"&gt;详情&gt;&gt;&lt;/a&gt;&lt;/span&gt;</text:p>
      <text:p text:style-name="P1"><text:tab/><text:tab/>&lt;/div&gt;</text:p>
      <text:p text:style-name="P1"/>
      <text:p text:style-name="P1"><text:tab/><text:tab/>&lt;div class="personalInfo personalInfoNew"&gt;</text:p>
      <text:p text:style-name="P1"><text:tab/><text:tab/><text:tab/>&lt;div class="show" style="position:relative"&gt;</text:p>
      <text:p text:style-name="P1"><text:tab/><text:tab/><text:tab/><text:tab/>&lt;span class="perIcon"&gt;&lt;/span&gt;</text:p>
      <text:p text:style-name="P1"><text:tab/><text:tab/><text:tab/><text:tab/>&lt;span class="personalName" id="personalName"&gt;</text:p>
      <text:p text:style-name="P1"><text:tab/><text:tab/><text:tab/><text:tab/><text:tab/></text:p>
      <text:p text:style-name="P1"><text:tab/><text:tab/><text:tab/><text:tab/><text:tab/>135****6957</text:p>
      <text:p text:style-name="P1"><text:tab/><text:tab/><text:tab/><text:tab/><text:tab/></text:p>
      <text:p text:style-name="P1"><text:tab/><text:tab/><text:tab/><text:tab/>&lt;/span&gt;</text:p>
      <text:p text:style-name="P1"><text:tab/><text:tab/><text:tab/><text:tab/>&lt;a class="changeIcon"&gt;&lt;/a&gt;</text:p>
      <text:p text:style-name="P1"><text:tab/><text:tab/><text:tab/><text:tab/>&lt;span class="chatErrorMsg" style="padding-left: 15px;color:red"&gt;&lt;/span&gt;</text:p>
      <text:p text:style-name="P1"><text:tab/><text:tab/><text:tab/><text:tab/>&lt;a class="clearScreen"&gt;清屏&lt;/a&gt;</text:p>
      <text:p text:style-name="P1"><text:tab/><text:tab/><text:tab/>&lt;/div&gt;</text:p>
      <text:p text:style-name="P1"><text:tab/><text:tab/><text:tab/>&lt;div class="edit" style="display: none;"&gt;</text:p>
      <text:p text:style-name="P1"><text:tab/><text:tab/><text:tab/><text:tab/>&lt;input class="inputPersonalName" maxlength="10" id="inputPersonalName" value="135****6957" &gt;</text:p>
      <text:p text:style-name="P1"><text:tab/><text:tab/><text:tab/>&lt;/div&gt;</text:p>
      <text:p text:style-name="P1"><text:tab/><text:tab/>&lt;/div&gt;</text:p>
      <text:p text:style-name="P1"/>
      <text:p text:style-name="P1"><text:tab/><text:tab/>&lt;div class="chatContent chatContentNew clear"&gt;</text:p>
      <text:p text:style-name="P1"><text:tab/><text:tab/><text:tab/>&lt;ul class="msg_context"&gt;</text:p>
      <text:p text:style-name="P1"/>
      <text:p text:style-name="P1"><text:tab/><text:tab/><text:tab/>&lt;/ul&gt;</text:p>
      <text:p text:style-name="P1"><text:tab/><text:tab/>&lt;/div&gt;</text:p>
      <text:p text:style-name="P1"/>
      <text:p text:style-name="P1"><text:tab/><text:tab/>&lt;div class="speakContent speakContentNew"&gt;</text:p>
      <text:p text:style-name="P1"><text:tab/><text:tab/><text:tab/>&lt;textarea <text:s/>maxlength="50"&gt;&lt;/textarea&gt;</text:p>
      <text:p text:style-name="P1"><text:tab/><text:tab/>&lt;/div&gt;</text:p>
      <text:p text:style-name="P1"/>
      <text:p text:style-name="P1"><text:tab/><text:tab/>&lt;div class="sendMessage sendMessageNew"&gt;</text:p>
      <text:p text:style-name="P1"><text:tab/><text:tab/><text:tab/>&lt;input class="sendMsge" type="button" value="发送消息"&gt;</text:p>
      <text:p text:style-name="P1"><text:tab/><text:tab/>&lt;/div&gt;</text:p>
      <text:p text:style-name="P1"/>
      <text:p text:style-name="P1"><text:tab/><text:tab/>&lt;div class="chatBottom"&gt;</text:p>
      <text:p text:style-name="P1"><text:tab/><text:tab/><text:tab/>&lt;div class="left"&gt;</text:p>
      <text:p text:style-name="P1"><text:tab/><text:tab/><text:tab/><text:tab/>&lt;span class="iconTipsService"&gt;&lt;/span&gt;</text:p>
      <text:p text:style-name="P1"><text:tab/><text:tab/><text:tab/><text:tab/>&lt;span class="upPopService text"&gt;客服400-888-6636&lt;/span&gt;</text:p>
      <text:p text:style-name="P1"><text:tab/><text:tab/><text:tab/>&lt;/div&gt;</text:p>
      <text:p text:style-name="P1"><text:tab/><text:tab/>&lt;/div&gt;</text:p>
      <text:p text:style-name="P1"><text:tab/>&lt;/div&gt;</text:p>
      <text:p text:style-name="P1"/>
      <text:p text:style-name="P1"><text:tab/>&lt;div class="entrance control entranceNew" style="display: none"&gt;</text:p>
      <text:p text:style-name="P1"><text:soft-page-break/><text:tab/><text:tab/>&lt;div class="wrapper upPopServiceWrapper"&gt;</text:p>
      <text:p text:style-name="P1"><text:tab/><text:tab/><text:tab/>&lt;span class="iconTipsService"&gt;&lt;/span&gt;</text:p>
      <text:p text:style-name="P1"><text:tab/><text:tab/><text:tab/>&lt;span class="upPopService text"&gt;客服400-888-6636&lt;/span&gt;</text:p>
      <text:p text:style-name="P1"><text:tab/><text:tab/>&lt;/div&gt;</text:p>
      <text:p text:style-name="P1"><text:tab/><text:tab/>&lt;span class="splitter"&gt;|&lt;/span&gt;</text:p>
      <text:p text:style-name="P1"><text:tab/><text:tab/>&lt;div class="wrapper upPopChatWrapper"&gt;</text:p>
      <text:p text:style-name="P1"><text:tab/><text:tab/><text:tab/>&lt;span class="iconTips"&gt;&lt;/span&gt;</text:p>
      <text:p text:style-name="P1"><text:tab/><text:tab/><text:tab/>&lt;span class="upPopChat text"&gt;聊天室&lt;/span&gt;</text:p>
      <text:p text:style-name="P1"><text:tab/><text:tab/>&lt;/div&gt;</text:p>
      <text:p text:style-name="P1"><text:tab/>&lt;/div&gt;</text:p>
      <text:p text:style-name="P1">&lt;/div&gt;</text:p>
      <text:p text:style-name="P1"/>
      <text:p text:style-name="P1">&lt;!-- 规则弹层 --&gt;</text:p>
      <text:p text:style-name="P1">&lt;div class="chatRulePop"&gt;</text:p>
      <text:p text:style-name="P1"><text:tab/>&lt;div class="popTitle"&gt;</text:p>
      <text:p text:style-name="P1"><text:s text:c="7"/>&lt;span&gt;聊天室规则&lt;/span&gt;</text:p>
      <text:p text:style-name="P1"><text:s text:c="7"/>&lt;a class="popClose" href="javascript:void(0)" onclick="javascript:closeChatRulePop()"&gt;X&lt;/a&gt;</text:p>
      <text:p text:style-name="P1"><text:s text:c="4"/>&lt;/div&gt;</text:p>
      <text:p text:style-name="P1"><text:s text:c="4"/>&lt;ul&gt;</text:p>
      <text:p text:style-name="P1"><text:s text:c="4"/><text:tab/>&lt;li&gt;</text:p>
      <text:p text:style-name="P1"><text:s text:c="4"/><text:tab/><text:tab/>&lt;span class="titleIcon"&gt;&lt;/span&gt;</text:p>
      <text:p text:style-name="P1"><text:s text:c="4"/><text:tab/><text:tab/>&lt;span&gt;本聊天室仅供OKCoin用户交流讨论使用。&lt;/span&gt;</text:p>
      <text:p text:style-name="P1"><text:s text:c="4"/><text:tab/>&lt;/li&gt;</text:p>
      <text:p text:style-name="P1"><text:s text:c="4"/><text:tab/>&lt;li&gt;</text:p>
      <text:p text:style-name="P1"><text:s text:c="4"/><text:tab/><text:tab/>&lt;span class="titleIcon"&gt;&lt;/span&gt;</text:p>
      <text:p text:style-name="P1"><text:s text:c="4"/><text:tab/><text:tab/>&lt;span&gt;没有交易历史的用户无法发送消息。&lt;/span&gt;</text:p>
      <text:p text:style-name="P1"><text:s text:c="4"/><text:tab/>&lt;/li&gt;</text:p>
      <text:p text:style-name="P1"><text:s text:c="4"/><text:tab/>&lt;li&gt;</text:p>
      <text:p text:style-name="P1"><text:s text:c="4"/><text:tab/><text:tab/>&lt;span class="titleIcon"&gt;&lt;/span&gt;</text:p>
      <text:p text:style-name="P1"><text:s text:c="4"/><text:tab/><text:tab/>&lt;span&gt;用户昵称一个月内允许修改一次，不允许包含辱骂他人或政治相关的词汇。&lt;/span&gt;</text:p>
      <text:p text:style-name="P1"><text:s text:c="4"/><text:tab/>&lt;/li&gt;</text:p>
      <text:p text:style-name="P1"><text:s text:c="4"/><text:tab/>&lt;li&gt;</text:p>
      <text:p text:style-name="P1"><text:s text:c="4"/><text:tab/><text:tab/>&lt;span class="titleIcon"&gt;&lt;/span&gt;</text:p>
      <text:p text:style-name="P1"><text:s text:c="4"/><text:tab/><text:tab/>&lt;span&gt;</text:p>
      <text:p text:style-name="P1"><text:s text:c="4"/><text:tab/><text:tab/><text:tab/>聊天时请文明用语，严禁使用恶意侮辱，诋毁他人字眼；</text:p>
      <text:p text:style-name="P1"><text:s text:c="4"/><text:tab/><text:tab/>&lt;/span&gt;</text:p>
      <text:p text:style-name="P1"><text:s text:c="4"/><text:tab/>&lt;/li&gt;</text:p>
      <text:p text:style-name="P1"><text:s text:c="4"/><text:tab/>&lt;li&gt;</text:p>
      <text:p text:style-name="P1"><text:s text:c="4"/><text:tab/><text:tab/>&lt;span class="titleIconNull floatLeft"&gt;&lt;/span&gt;</text:p>
      <text:p text:style-name="P1"><text:s text:c="4"/><text:tab/><text:tab/>&lt;span class='floatLeft' style="width:450px;display: inline-block;"&gt;</text:p>
      <text:p text:style-name="P1"><text:s text:c="4"/><text:tab/><text:tab/><text:tab/>&lt;P&gt;严禁谈论不健康话题；&lt;/P&gt;</text:p>
      <text:p text:style-name="P1"><text:tab/><text:tab/><text:tab/> <text:s text:c="3"/>&lt;P&gt;严禁刷屏影响他人交流；&lt;/P&gt;</text:p>
      <text:p text:style-name="P1"><text:tab/><text:tab/><text:tab/> <text:s text:c="3"/>&lt;P&gt;严禁发任何性质的广告和大篇幅的转发信息；&lt;/P&gt;</text:p>
      <text:p text:style-name="P1"><text:tab/><text:tab/><text:tab/> <text:s text:c="3"/>&lt;P&gt;严禁发布任何有损家庭声誉及利益的信息；&lt;/P&gt;</text:p>
      <text:p text:style-name="P1"><text:tab/><text:tab/><text:tab/> <text:s text:c="3"/>&lt;P&gt;严禁利用聊天室拉帮结伙，制造群体不和或挑起群体争斗事端；&lt;/P&gt;</text:p>
      <text:p text:style-name="P1"><text:tab/><text:tab/><text:tab/> <text:s text:c="3"/>&lt;P&gt;严禁发表与政治有关的恶搞类语言及其他一切。&lt;/P&gt;</text:p>
      <text:p text:style-name="P1"><text:tab/><text:tab/><text:tab/> <text:s text:c="3"/>&lt;P&gt;如果违反上述规定，按照情节严重，轻则禁言，重则封号。&lt;/P&gt;</text:p>
      <text:p text:style-name="P1"><text:soft-page-break/><text:s text:c="4"/><text:tab/><text:tab/>&lt;/span&gt;</text:p>
      <text:p text:style-name="P1"><text:s text:c="4"/><text:tab/>&lt;/li&gt;</text:p>
      <text:p text:style-name="P1"><text:s text:c="4"/><text:tab/>&lt;li&gt;</text:p>
      <text:p text:style-name="P1"><text:s text:c="4"/><text:tab/><text:tab/>&lt;span class="titleIcon"&gt;&lt;/span&gt;</text:p>
      <text:p text:style-name="P1"><text:s text:c="4"/><text:tab/><text:tab/>&lt;span&gt;请大家积极配合聊天室管理员的管理，共同营造友好健康的氛围。&lt;/span&gt;</text:p>
      <text:p text:style-name="P1"><text:s text:c="4"/><text:tab/>&lt;/li&gt;</text:p>
      <text:p text:style-name="P1"><text:s text:c="4"/></text:p>
      <text:p text:style-name="P1"><text:s text:c="4"/>&lt;/ul&gt;</text:p>
      <text:p text:style-name="P1"/>
      <text:p text:style-name="P1">&lt;/div&gt;</text:p>
      <text:p text:style-name="P1"/>
      <text:p text:style-name="P1">&lt;script type="text/javascript" src="https://img.bafang.com/v_20170823002/okcoin/js/chat.js"&gt;&lt;/script&gt;</text:p>
      <text:p text:style-name="P1"><text:tab/></text:p>
      <text:p text:style-name="P1"><text:tab/><text:tab/></text:p>
      <text:p text:style-name="P1"><text:tab/></text:p>
      <text:p text:style-name="P1"/>
      <text:p text:style-name="P1"><text:tab/>&lt;iframe src="" id="ifs" width="0" height="0" style="display:none"&gt;&lt;/iframe&gt;</text:p>
      <text:p text:style-name="P1"><text:tab/>&lt;div class="okcoinPop" id="okcoinPop"&gt;&lt;/div&gt;</text:p>
      <text:p text:style-name="P1"><text:tab/>&lt;div style="display:none;" id="weixinPop" class="okcoinPop"&gt;</text:p>
      <text:p text:style-name="P1"><text:tab/><text:tab/>&lt;div id="dialog_content" class="dialog_content"&gt;</text:p>
      <text:p text:style-name="P1"><text:tab/><text:tab/><text:tab/>&lt;div id="dialog_title" class="dialog_title"&gt; &lt;span id="pwdTitle"&gt;关注OKCoin微信公众帐户&lt;/span&gt;</text:p>
      <text:p text:style-name="P1"><text:tab/><text:tab/><text:tab/><text:tab/>&lt;a title="关闭" class="dialog_closed" href="javascript:closeWeixinPop();"&gt;&lt;/a&gt;</text:p>
      <text:p text:style-name="P1"><text:tab/><text:tab/><text:tab/>&lt;/div&gt;</text:p>
      <text:p text:style-name="P1"><text:tab/><text:tab/><text:tab/>&lt;div class="dialog_body"&gt;</text:p>
      <text:p text:style-name="P1"><text:tab/><text:tab/><text:tab/><text:tab/>&lt;div class="center"&gt;</text:p>
      <text:p text:style-name="P1"><text:tab/><text:tab/><text:tab/><text:tab/><text:tab/>&lt;div&gt;&lt;img src="https://img.bafang.com/v_20170823002/okcoin/image/weixin.jpg" alt="比特币OKCoin微信" style="width:258px;height:258px;"/&gt;&lt;/div&gt;</text:p>
      <text:p text:style-name="P1"><text:tab/><text:tab/><text:tab/><text:tab/><text:tab/>&lt;div class="centertitle"&gt;关注OKCoin微信公众帐户，您可以&lt;/div&gt;</text:p>
      <text:p text:style-name="P1"><text:tab/><text:tab/><text:tab/><text:tab/><text:tab/>&lt;ul class="weixing"&gt;</text:p>
      <text:p text:style-name="P1"><text:tab/><text:tab/><text:tab/><text:tab/><text:tab/><text:tab/>&lt;li&gt;1、随时随地获取OKCoin的最新行情&lt;/li&gt;</text:p>
      <text:p text:style-name="P1"><text:tab/><text:tab/><text:tab/><text:tab/><text:tab/><text:tab/>&lt;li&gt;2、随时随地与OKCoin客服取得联系&lt;/li&gt;</text:p>
      <text:p text:style-name="P1"><text:tab/><text:tab/><text:tab/><text:tab/><text:tab/>&lt;/ul&gt;</text:p>
      <text:p text:style-name="P1"><text:tab/><text:tab/><text:tab/><text:tab/>&lt;/div&gt;</text:p>
      <text:p text:style-name="P1"><text:tab/><text:tab/><text:tab/>&lt;/div&gt;</text:p>
      <text:p text:style-name="P1"><text:tab/><text:tab/>&lt;/div&gt;</text:p>
      <text:p text:style-name="P1"><text:tab/>&lt;/div&gt;</text:p>
      <text:p text:style-name="P1">&lt;/div&gt;</text:p>
      <text:p text:style-name="P1">&lt;input type="hidden" id="shareSummary" value="我在数字虚拟货币交易量最大的平台——OKCoin，这里有安全的机制、可靠的技术、贴心的服务，快来一起感受下吧~"/&gt;</text:p>
      <text:p text:style-name="P1">&lt;input type="hidden" id="shareTitle" value="我在数字虚拟货币交易量最大的平台——OKCoin，这里有安全的机制、可靠的技术、贴心的服务，快来一起感受下吧~"/&gt;</text:p>
      <text:p text:style-name="P1">&lt;input type="hidden" id="tickerSymbol" value="0"/&gt;</text:p>
      <text:p text:style-name="P1">&lt;script type="text/javascript"&gt;</text:p>
      <text:p text:style-name="P1"><text:tab/>function clossChartActive(){</text:p>
      <text:p text:style-name="P1"><text:tab/><text:tab/>var chartActiveNew = new CookieClass();</text:p>
      <text:p text:style-name="P1"><text:soft-page-break/><text:tab/><text:tab/>if(chartActiveNew.getCookie("chartActiveNew") == "" || chartActiveNew.getCookie("chartActiveNew") == 1){</text:p>
      <text:p text:style-name="P1"><text:tab/><text:tab/><text:tab/>chartActiveNew.setCookie("chartActiveNew", 0);</text:p>
      <text:p text:style-name="P1"><text:tab/><text:tab/>}</text:p>
      <text:p text:style-name="P1"><text:tab/><text:tab/>document.getElementById('goToNewFutureActive').style.display="none";</text:p>
      <text:p text:style-name="P1"><text:tab/>}</text:p>
      <text:p text:style-name="P1"><text:tab/>jQuery(function(){</text:p>
      <text:p text:style-name="P1"><text:tab/><text:tab/>if(jQuery("#marginBullTitle")){</text:p>
      <text:p text:style-name="P1"><text:tab/><text:tab/><text:tab/>boxFloat("marginBullTitle","marginBullEp");</text:p>
      <text:p text:style-name="P1"><text:tab/><text:tab/><text:tab/>boxFloat("marginBullMoreOver","marginBullEp");</text:p>
      <text:p text:style-name="P1"><text:tab/><text:tab/>}</text:p>
      <text:p text:style-name="P1"><text:tab/><text:tab/>if(jQuery("#marginAccountsTitle")){</text:p>
      <text:p text:style-name="P1"><text:tab/><text:tab/><text:tab/>boxFloat("marginAccountsTitle","marginAccountsEp");</text:p>
      <text:p text:style-name="P1"><text:tab/><text:tab/><text:tab/>boxFloat("marginAccountsMoreOver","marginAccountsEp");</text:p>
      <text:p text:style-name="P1"><text:tab/><text:tab/>}</text:p>
      <text:p text:style-name="P1"><text:tab/>});</text:p>
      <text:p text:style-name="P1"><text:tab/>boxFloat("languageTypeStyle","languageTypeStyleId");</text:p>
      <text:p text:style-name="P1"><text:tab/>boxFloat("moreMenu","moreMenuCont");</text:p>
      <text:p text:style-name="P1"><text:tab/>boxFloat("moreInfoUnlogin","moreInfoContentUnlogin");</text:p>
      <text:p text:style-name="P1"><text:tab/></text:p>
      <text:p text:style-name="P1"><text:s text:c="4"/></text:p>
      <text:p text:style-name="P1"><text:tab/><text:tab/></text:p>
      <text:p text:style-name="P1"><text:tab/><text:tab/></text:p>
      <text:p text:style-name="P1"><text:tab/><text:tab/><text:tab/></text:p>
      <text:p text:style-name="P1"><text:tab/><text:tab/><text:tab/></text:p>
      <text:p text:style-name="P1"><text:tab/><text:tab/><text:tab/><text:tab/></text:p>
      <text:p text:style-name="P1"><text:tab/><text:tab/><text:tab/></text:p>
      <text:p text:style-name="P1"><text:tab/><text:tab/></text:p>
      <text:p text:style-name="P1"><text:s text:c="4"/><text:tab/><text:tab/></text:p>
      <text:p text:style-name="P1"><text:tab/><text:tab/></text:p>
      <text:p text:style-name="P1"><text:tab/></text:p>
      <text:p text:style-name="P1"><text:tab/></text:p>
      <text:p text:style-name="P1"/>
      <text:p text:style-name="P1">&lt;/script&gt;</text:p>
      <text:p text:style-name="P1">&lt;script type="text/javascript"&gt;</text:p>
      <text:p text:style-name="P1"><text:s text:c="4"/>function openUdesk() {</text:p>
      <text:p text:style-name="P1"><text:s text:c="8"/>window.open('http://ok.udesk.cn/im_client?web_plugin_id=24328', '_blank', 'height=400, width=400, top=0, left=0, toolbar=no, menubar=no, scrollbars=no, resizable=no, location=no, status=no')</text:p>
      <text:p text:style-name="P1"><text:s text:c="4"/>}</text:p>
      <text:p text:style-name="P1">&lt;/script&gt;</text:p>
      <text:p text:style-name="P1"/>
      <text:p text:style-name="P1"/>
      <text:p text:style-name="P1"/>
      <text:p text:style-name="P1"/>
      <text:p text:style-name="P1"/>
      <text:p text:style-name="P1">&lt;script type="text/javascript"&gt;</text:p>
      <text:p text:style-name="P1"><text:s text:c="8"/></text:p>
      <text:p text:style-name="P1"><text:s text:c="12"/></text:p>
      <text:p text:style-name="P1"><text:tab/><text:tab/><text:tab/> <text:s text:c="11"/>var _hmt = _hmt || [];</text:p>
      <text:p text:style-name="P1"><text:tab/><text:tab/><text:tab/> <text:s text:c="11"/>(function() {</text:p>
      <text:p text:style-name="P1"><text:soft-page-break/><text:tab/><text:tab/><text:tab/> <text:s text:c="13"/>var hm = document.createElement("script");</text:p>
      <text:p text:style-name="P1"><text:tab/><text:tab/><text:tab/> <text:s text:c="13"/>hm.src = "//hm.baidu.com/hm.js?5244adb4ce18f1d626ffc94627dd9fd7";</text:p>
      <text:p text:style-name="P1"><text:tab/><text:tab/><text:tab/> <text:s text:c="13"/>var s = document.getElementsByTagName("script")[0]; </text:p>
      <text:p text:style-name="P1"><text:tab/><text:tab/><text:tab/> <text:s text:c="13"/>s.parentNode.insertBefore(hm, s);</text:p>
      <text:p text:style-name="P1"><text:tab/><text:tab/><text:tab/> <text:s text:c="11"/>})();</text:p>
      <text:p text:style-name="P1"><text:s text:c="12"/></text:p>
      <text:p text:style-name="P1"><text:s text:c="8"/></text:p>
      <text:p text:style-name="P1"><text:tab/>jQuery(function(){</text:p>
      <text:p text:style-name="P1"><text:tab/><text:tab/>var c_url=window.location.href;</text:p>
      <text:p text:style-name="P1"><text:tab/><text:tab/>jQuery.post("/logRecord.do",{c_url:c_url},function(){</text:p>
      <text:p text:style-name="P1"/>
      <text:p text:style-name="P1"><text:tab/><text:tab/>});</text:p>
      <text:p text:style-name="P1"><text:tab/>});</text:p>
      <text:p text:style-name="P1"/>
      <text:p text:style-name="P1"><text:tab/>function _hmtPush(dataArray) {</text:p>
      <text:p text:style-name="P1"><text:tab/><text:tab/></text:p>
      <text:p text:style-name="P1"><text:tab/><text:tab/>typeof _hmt != 'undefined' &amp;&amp; _hmt.push(dataArray);</text:p>
      <text:p text:style-name="P1"><text:tab/>}</text:p>
      <text:p text:style-name="P1">&lt;/script&gt;</text:p>
      <text:p text:style-name="P1"/>
      <text:p text:style-name="P1"/>
      <text:p text:style-name="P1"/>
      <text:p text:style-name="P1"><text:tab/></text:p>
      <text:p text:style-name="P1"/>
      <text:p text:style-name="P1">&lt;div class="index_friendLink" style="min-width: 1180px;"&gt;</text:p>
      <text:p text:style-name="P1"><text:s/>&lt;div class="inner_block"&gt;</text:p>
      <text:p text:style-name="P1"><text:s text:c="2"/>&lt;span style="margin-right: -15px;"&gt;网站链接：&lt;/span&gt;</text:p>
      <text:p text:style-name="P1"><text:s text:c="2"/>&lt;a target="_blank" href="https://www.okcoin.cn"&gt;比特币&lt;/a&gt;</text:p>
      <text:p text:style-name="P1"><text:s text:c="2"/>&lt;a target="_blank" href="https://www.okcoin.cn/market-btc.html"&gt;比特币行情&lt;/a&gt;</text:p>
      <text:p text:style-name="P1"><text:s text:c="2"/>&lt;a target="_blank" href="https://www.okcoin.cn"&gt;莱特币&lt;/a&gt;</text:p>
      <text:p text:style-name="P1"><text:s text:c="2"/>&lt;a target="_blank" href="https://www.okcoin.cn/market-ltc.htm"&gt;莱特币行情&lt;/a&gt;</text:p>
      <text:p text:style-name="P1"><text:s text:c="2"/>&lt;a target="_blank" href="https://www.okcoin.cn"&gt;以太坊&lt;/a&gt;</text:p>
      <text:p text:style-name="P1"><text:s text:c="2"/>&lt;a target="_blank" href="https://www.okcoin.cn/market-eth.html"&gt;以太坊行情&lt;/a&gt;</text:p>
      <text:p text:style-name="P1"><text:s text:c="2"/>&lt;a target="_blank" href="https://www.okcoin.cn"&gt;以太币&lt;/a&gt;</text:p>
      <text:p text:style-name="P1"><text:s text:c="2"/>&lt;a target="_blank" href="https://www.okcoin.cn/market-btc.html"&gt;以太币行情&lt;/a&gt;</text:p>
      <text:p text:style-name="P1"><text:s text:c="2"/>&lt;a target="_blank" href="https://www.okcoin.cn"&gt;比特币交易平台&lt;/a&gt;</text:p>
      <text:p text:style-name="P1"><text:s text:c="2"/>&lt;a target="_blank" href="https://www.okcoin.cn"&gt;比特币交易网&lt;/a&gt;</text:p>
      <text:p text:style-name="P1"><text:s text:c="2"/>&lt;a target="_blank" href="https://www.okcoin.cn"&gt;ETH&lt;/a&gt;</text:p>
      <text:p text:style-name="P1"><text:s text:c="2"/>&lt;a target="_blank" href="https://www.okcoin.cn"&gt;比特币交易平台排名&lt;/a&gt;</text:p>
      <text:p text:style-name="P1"><text:s text:c="2"/>&lt;a target="_blank" href="https://www.okcoin.cn"&gt;比特币中国交易平台&lt;/a&gt;</text:p>
      <text:p text:style-name="P1"><text:s text:c="2"/>&lt;a target="_blank" href="https://www.okcoin.cn"&gt;比特币交易&lt;/a&gt;</text:p>
      <text:p text:style-name="P1"><text:s text:c="2"/>&lt;a target="_blank" href="https://www.okcoin.cn"&gt;BTC&lt;/a&gt;</text:p>
      <text:p text:style-name="P1"><text:s text:c="2"/>&lt;a target="_blank" href="https://www.okcoin.cn"&gt;虚拟货&lt;/a&gt;</text:p>
      <text:p text:style-name="P1"><text:s text:c="2"/>&lt;a target="_blank" href="https://www.okcoin.cn/market-btc.html"&gt;比特币今日价格&lt;/a&gt;</text:p>
      <text:p text:style-name="P1"><text:s/>&lt;/div&gt;</text:p>
      <text:p text:style-name="P1">&lt;/div&gt;</text:p>
      <text:p text:style-name="P1"/>
      <text:p text:style-name="P1"/>
      <text:p text:style-name="P1">&lt;/body&gt;</text:p>
      <text:p text:style-name="P1"><text:soft-page-break/>&lt;/html&gt;</text:p>
      <text:p text:style-name="P1"/>
      <text:p text:style-name="P1">Traceback (most recent call last):</text:p>
      <text:p text:style-name="P1"><text:s text:c="2"/>File "/home/logan/etc/test.py", line 2, in &lt;module&gt;</text:p>
      <text:p text:style-name="P1"><text:s text:c="4"/>print exchanges.actived_exchanges["okcoin"].request_info()</text:p>
      <text:p text:style-name="P1"><text:s text:c="2"/>File "/home/logan/etc/exchanges/okcoin.py", line 127, in request_info</text:p>
      <text:p text:style-name="P1"><text:s text:c="4"/>parser.parse(html) <text:s text:c="4"/></text:p>
      <text:p text:style-name="P1"><text:s text:c="2"/>File "/home/logan/etc/exchanges/okcoin.py", line 33, in parse</text:p>
      <text:p text:style-name="P1"><text:s text:c="4"/>self.btc_deposit_address = tree.xpath(self.btc_deposit_address_path)[0].text</text:p>
      <text:p text:style-name="P1">IndexError: list index out of range</text:p>
      <text:p text:style-name="P1">[Finished in 19.6s with exit code 1]</text:p>
      <text:p text:style-name="P1">[shell_cmd: python -u "/home/logan/etc/test.py"]</text:p>
      <text:p text:style-name="P1">[dir: /home/logan/etc]</text:p>
      <text:p text:style-name="P1">[path: /home/logan/bin:/home/logan/.local/bin:/usr/local/sbin:/usr/local/bin:/usr/sbin:/usr/bin:/sbin:/bin:/usr/games:/usr/local/games:/snap/bin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1:05:09.484884842</meta:creation-date>
    <dc:date>2017-08-31T13:55:39.485588840</dc:date>
    <meta:editing-duration>PT10M10S</meta:editing-duration>
    <meta:editing-cycles>1</meta:editing-cycles>
    <meta:document-statistic meta:table-count="0" meta:image-count="0" meta:object-count="0" meta:page-count="30" meta:paragraph-count="1182" meta:word-count="4042" meta:character-count="49017" meta:non-whitespace-character-count="35639"/>
    <meta:generator>LibreOffice/5.1.6.2$Linux_x86 LibreOffice_project/10m0$Build-2</meta:generator>
  </office:meta>
</office:document-meta>
</file>